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T1_2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T1_3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fo:margin-top="0cm" fo:margin-bottom="0cm" style:writing-mode="lr-tb"/>
    </style:style>
    <style:style style:name="T2_1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T2_2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T2_3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T2_4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1.27cm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T3_81" style:family="text">
      <style:text-properties fo:background-color="#ffffff"/>
    </style:style>
    <style:style style:name="T3_82" style:family="text">
      <style:text-properties fo:background-color="#ffffff"/>
    </style:style>
    <style:style style:name="T3_83" style:family="text">
      <style:text-properties fo:background-color="#ffffff"/>
    </style:style>
    <style:style style:name="T3_84" style:family="text">
      <style:text-properties fo:background-color="#ffffff"/>
    </style:style>
    <style:style style:name="T3_85" style:family="text">
      <style:text-properties fo:background-color="#ffffff"/>
    </style:style>
    <style:style style:name="T3_86" style:family="text">
      <style:text-properties fo:background-color="#ffffff"/>
    </style:style>
    <style:style style:name="T3_87" style:family="text">
      <style:text-properties fo:background-color="#ffffff"/>
    </style:style>
    <style:style style:name="T3_88" style:family="text">
      <style:text-properties fo:background-color="#ffffff"/>
    </style:style>
    <style:style style:name="T3_89" style:family="text">
      <style:text-properties fo:background-color="#ffffff"/>
    </style:style>
    <style:style style:name="T3_90" style:family="text">
      <style:text-properties fo:background-color="#ffffff"/>
    </style:style>
    <style:style style:name="T3_91" style:family="text">
      <style:text-properties fo:background-color="#ffffff"/>
    </style:style>
    <style:style style:name="T3_92" style:family="text">
      <style:text-properties fo:background-color="#ffffff"/>
    </style:style>
    <style:style style:name="T3_93" style:family="text">
      <style:text-properties fo:background-color="#ffffff"/>
    </style:style>
    <style:style style:name="T3_94" style:family="text">
      <style:text-properties fo:background-color="#ffffff"/>
    </style:style>
    <style:style style:name="T3_95" style:family="text">
      <style:text-properties fo:background-color="#ffffff"/>
    </style:style>
    <style:style style:name="T3_96" style:family="text">
      <style:text-properties fo:background-color="#ffffff"/>
    </style:style>
    <style:style style:name="T3_97" style:family="text">
      <style:text-properties fo:background-color="#ffffff"/>
    </style:style>
    <style:style style:name="T3_98" style:family="text">
      <style:text-properties fo:background-color="#ffffff"/>
    </style:style>
    <style:style style:name="T3_99" style:family="text">
      <style:text-properties fo:background-color="#ffffff"/>
    </style:style>
    <style:style style:name="T3_100" style:family="text">
      <style:text-properties fo:background-color="#ffffff"/>
    </style:style>
    <style:style style:name="T3_101" style:family="text">
      <style:text-properties fo:background-color="#ffffff"/>
    </style:style>
    <style:style style:name="T3_102" style:family="text">
      <style:text-properties fo:background-color="#ffffff"/>
    </style:style>
    <style:style style:name="T3_103" style:family="text">
      <style:text-properties fo:background-color="#ffffff"/>
    </style:style>
    <style:style style:name="T3_104" style:family="text">
      <style:text-properties fo:background-color="#ffffff"/>
    </style:style>
    <style:style style:name="T3_105" style:family="text">
      <style:text-properties fo:background-color="#ffffff"/>
    </style:style>
    <style:style style:name="T3_106" style:family="text">
      <style:text-properties fo:background-color="#ffffff"/>
    </style:style>
    <style:style style:name="T3_107" style:family="text">
      <style:text-properties fo:background-color="#ffffff"/>
    </style:style>
    <style:style style:name="T3_108" style:family="text">
      <style:text-properties fo:background-color="#ffffff"/>
    </style:style>
    <style:style style:name="T3_109" style:family="text">
      <style:text-properties fo:background-color="#ffffff"/>
    </style:style>
    <style:style style:name="T3_110" style:family="text">
      <style:text-properties fo:background-color="#ffffff"/>
    </style:style>
    <style:style style:name="T3_111" style:family="text">
      <style:text-properties fo:background-color="#ffffff"/>
    </style:style>
    <style:style style:name="T3_112" style:family="text">
      <style:text-properties fo:background-color="#ffffff"/>
    </style:style>
    <style:style style:name="T3_113" style:family="text">
      <style:text-properties fo:background-color="#ffffff"/>
    </style:style>
    <style:style style:name="T3_114" style:family="text">
      <style:text-properties fo:background-color="#ffffff"/>
    </style:style>
    <style:style style:name="T3_115" style:family="text">
      <style:text-properties fo:background-color="#ffffff"/>
    </style:style>
    <style:style style:name="T3_116" style:family="text">
      <style:text-properties fo:background-color="#ffffff"/>
    </style:style>
    <style:style style:name="T3_117" style:family="text">
      <style:text-properties fo:background-color="#ffffff"/>
    </style:style>
    <style:style style:name="T3_118" style:family="text">
      <style:text-properties fo:background-color="#ffffff"/>
    </style:style>
    <style:style style:name="T3_119" style:family="text">
      <style:text-properties fo:background-color="#ffffff"/>
    </style:style>
    <style:style style:name="T3_120" style:family="text">
      <style:text-properties fo:background-color="#ffffff"/>
    </style:style>
    <style:style style:name="T3_121" style:family="text">
      <style:text-properties fo:background-color="#ffffff"/>
    </style:style>
    <style:style style:name="T3_122" style:family="text">
      <style:text-properties fo:background-color="#ffffff"/>
    </style:style>
    <style:style style:name="T3_123" style:family="text">
      <style:text-properties fo:background-color="#ffffff"/>
    </style:style>
    <style:style style:name="T3_124" style:family="text">
      <style:text-properties fo:background-color="#ffffff"/>
    </style:style>
    <style:style style:name="P4" style:family="paragraph" style:parent-style-name="Standard">
      <style:paragraph-properties fo:break-before="auto" fo:text-indent="1.27cm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T5_2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T5_3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T5_4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>
      <style:text-properties fo:background-color="#ffffff"/>
    </style:style>
    <style:style style:name="T6_2" style:family="text">
      <style:text-properties fo:background-color="#ffffff"/>
    </style:style>
    <style:style style:name="T6_3" style:family="text">
      <style:text-properties fo:background-color="#ffffff"/>
    </style:style>
    <style:style style:name="T6_4" style:family="text">
      <style:text-properties fo:background-color="#ffffff"/>
    </style:style>
    <style:style style:name="T6_5" style:family="text">
      <style:text-properties fo:background-color="#ffffff"/>
    </style:style>
    <style:style style:name="T6_6" style:family="text">
      <style:text-properties fo:background-color="#ffffff"/>
    </style:style>
    <style:style style:name="T6_7" style:family="text">
      <style:text-properties fo:background-color="#ffffff"/>
    </style:style>
    <style:style style:name="T6_8" style:family="text">
      <style:text-properties fo:background-color="#ffffff"/>
    </style:style>
    <style:style style:name="T6_9" style:family="text">
      <style:text-properties fo:background-color="#ffffff"/>
    </style:style>
    <style:style style:name="T6_10" style:family="text">
      <style:text-properties fo:background-color="#ffffff"/>
    </style:style>
    <style:style style:name="T6_11" style:family="text">
      <style:text-properties fo:background-color="#ffffff"/>
    </style:style>
    <style:style style:name="T6_12" style:family="text">
      <style:text-properties fo:background-color="#ffffff"/>
    </style:style>
    <style:style style:name="T6_13" style:family="text">
      <style:text-properties fo:background-color="#ffffff"/>
    </style:style>
    <style:style style:name="T6_14" style:family="text">
      <style:text-properties fo:background-color="#ffffff"/>
    </style:style>
    <style:style style:name="T6_15" style:family="text">
      <style:text-properties fo:background-color="#ffffff"/>
    </style:style>
    <style:style style:name="T6_16" style:family="text">
      <style:text-properties fo:background-color="#ffffff"/>
    </style:style>
    <style:style style:name="T6_17" style:family="text">
      <style:text-properties fo:background-color="#ffffff"/>
    </style:style>
    <style:style style:name="T6_18" style:family="text">
      <style:text-properties fo:background-color="#ffffff"/>
    </style:style>
    <style:style style:name="T6_19" style:family="text">
      <style:text-properties fo:background-color="#ffffff"/>
    </style:style>
    <style:style style:name="T6_20" style:family="text">
      <style:text-properties fo:background-color="#ffffff"/>
    </style:style>
    <style:style style:name="T6_21" style:family="text">
      <style:text-properties fo:background-color="#ffffff"/>
    </style:style>
    <style:style style:name="T6_22" style:family="text">
      <style:text-properties fo:background-color="#ffffff"/>
    </style:style>
    <style:style style:name="T6_23" style:family="text">
      <style:text-properties fo:background-color="#ffffff"/>
    </style:style>
    <style:style style:name="T6_24" style:family="text">
      <style:text-properties fo:background-color="#ffffff"/>
    </style:style>
    <style:style style:name="T6_25" style:family="text">
      <style:text-properties fo:background-color="#ffffff"/>
    </style:style>
    <style:style style:name="T6_26" style:family="text">
      <style:text-properties fo:background-color="#ffffff"/>
    </style:style>
    <style:style style:name="T6_27" style:family="text">
      <style:text-properties fo:background-color="#ffffff"/>
    </style:style>
    <style:style style:name="T6_28" style:family="text">
      <style:text-properties fo:background-color="#ffffff"/>
    </style:style>
    <style:style style:name="T6_29" style:family="text">
      <style:text-properties fo:background-color="#ffffff"/>
    </style:style>
    <style:style style:name="T6_30" style:family="text">
      <style:text-properties fo:background-color="#ffffff"/>
    </style:style>
    <style:style style:name="T6_31" style:family="text">
      <style:text-properties fo:background-color="#ffffff"/>
    </style:style>
    <style:style style:name="T6_32" style:family="text">
      <style:text-properties fo:background-color="#ffffff"/>
    </style:style>
    <style:style style:name="T6_33" style:family="text">
      <style:text-properties fo:background-color="#ffffff"/>
    </style:style>
    <style:style style:name="T6_34" style:family="text">
      <style:text-properties fo:background-color="#ffffff"/>
    </style:style>
    <style:style style:name="T6_35" style:family="text">
      <style:text-properties fo:background-color="#ffffff"/>
    </style:style>
    <style:style style:name="T6_36" style:family="text">
      <style:text-properties fo:background-color="#ffffff"/>
    </style:style>
    <style:style style:name="T6_37" style:family="text">
      <style:text-properties fo:background-color="#ffffff"/>
    </style:style>
    <style:style style:name="T6_38" style:family="text">
      <style:text-properties fo:background-color="#ffffff"/>
    </style:style>
    <style:style style:name="T6_39" style:family="text">
      <style:text-properties fo:background-color="#ffffff"/>
    </style:style>
    <style:style style:name="T6_40" style:family="text">
      <style:text-properties fo:background-color="#ffffff"/>
    </style:style>
    <style:style style:name="T6_41" style:family="text">
      <style:text-properties fo:background-color="#ffffff"/>
    </style:style>
    <style:style style:name="T6_42" style:family="text">
      <style:text-properties fo:background-color="#ffffff"/>
    </style:style>
    <style:style style:name="T6_43" style:family="text">
      <style:text-properties fo:background-color="#ffffff"/>
    </style:style>
    <style:style style:name="T6_44" style:family="text">
      <style:text-properties fo:background-color="#ffffff"/>
    </style:style>
    <style:style style:name="T6_45" style:family="text">
      <style:text-properties fo:background-color="#ffffff"/>
    </style:style>
    <style:style style:name="T6_46" style:family="text">
      <style:text-properties fo:background-color="#ffffff"/>
    </style:style>
    <style:style style:name="T6_47" style:family="text">
      <style:text-properties fo:background-color="#ffffff"/>
    </style:style>
    <style:style style:name="T6_48" style:family="text">
      <style:text-properties fo:background-color="#ffffff"/>
    </style:style>
    <style:style style:name="T6_49" style:family="text">
      <style:text-properties fo:background-color="#ffffff"/>
    </style:style>
    <style:style style:name="T6_50" style:family="text">
      <style:text-properties fo:background-color="#ffffff"/>
    </style:style>
    <style:style style:name="T6_51" style:family="text">
      <style:text-properties fo:background-color="#ffffff"/>
    </style:style>
    <style:style style:name="T6_52" style:family="text">
      <style:text-properties fo:background-color="#ffffff"/>
    </style:style>
    <style:style style:name="T6_53" style:family="text">
      <style:text-properties fo:background-color="#ffffff"/>
    </style:style>
    <style:style style:name="T6_54" style:family="text">
      <style:text-properties fo:background-color="#ffffff"/>
    </style:style>
    <style:style style:name="T6_55" style:family="text">
      <style:text-properties fo:background-color="#ffffff"/>
    </style:style>
    <style:style style:name="T6_56" style:family="text">
      <style:text-properties fo:background-color="#ffffff"/>
    </style:style>
    <style:style style:name="T6_57" style:family="text">
      <style:text-properties fo:background-color="#ffffff"/>
    </style:style>
    <style:style style:name="T6_58" style:family="text">
      <style:text-properties fo:background-color="#ffffff"/>
    </style:style>
    <style:style style:name="T6_59" style:family="text">
      <style:text-properties fo:background-color="#ffffff"/>
    </style:style>
    <style:style style:name="T6_60" style:family="text">
      <style:text-properties fo:background-color="#ffffff"/>
    </style:style>
    <style:style style:name="T6_61" style:family="text">
      <style:text-properties fo:background-color="#ffffff"/>
    </style:style>
    <style:style style:name="T6_62" style:family="text">
      <style:text-properties fo:background-color="#ffffff"/>
    </style:style>
    <style:style style:name="T6_63" style:family="text">
      <style:text-properties fo:background-color="#ffffff"/>
    </style:style>
    <style:style style:name="T6_64" style:family="text">
      <style:text-properties fo:background-color="#ffffff"/>
    </style:style>
    <style:style style:name="T6_65" style:family="text">
      <style:text-properties fo:background-color="#ffffff"/>
    </style:style>
    <style:style style:name="T6_66" style:family="text">
      <style:text-properties fo:background-color="#ffffff"/>
    </style:style>
    <style:style style:name="T6_67" style:family="text">
      <style:text-properties fo:background-color="#ffffff"/>
    </style:style>
    <style:style style:name="T6_68" style:family="text">
      <style:text-properties fo:background-color="#ffffff"/>
    </style:style>
    <style:style style:name="T6_69" style:family="text">
      <style:text-properties fo:background-color="#ffffff"/>
    </style:style>
    <style:style style:name="T6_70" style:family="text">
      <style:text-properties fo:background-color="#ffffff"/>
    </style:style>
    <style:style style:name="T6_71" style:family="text">
      <style:text-properties fo:background-color="#ffffff"/>
    </style:style>
    <style:style style:name="T6_72" style:family="text">
      <style:text-properties fo:background-color="#ffffff"/>
    </style:style>
    <style:style style:name="T6_73" style:family="text">
      <style:text-properties fo:background-color="#ffffff"/>
    </style:style>
    <style:style style:name="T6_74" style:family="text">
      <style:text-properties fo:background-color="#ffffff"/>
    </style:style>
    <style:style style:name="T6_75" style:family="text">
      <style:text-properties fo:background-color="#ffffff"/>
    </style:style>
    <style:style style:name="T6_76" style:family="text">
      <style:text-properties fo:background-color="#ffffff"/>
    </style:style>
    <style:style style:name="T6_77" style:family="text">
      <style:text-properties fo:background-color="#ffffff"/>
    </style:style>
    <style:style style:name="T6_78" style:family="text">
      <style:text-properties fo:background-color="#ffffff"/>
    </style:style>
    <style:style style:name="T6_79" style:family="text">
      <style:text-properties fo:background-color="#ffffff"/>
    </style:style>
    <style:style style:name="T6_80" style:family="text">
      <style:text-properties fo:background-color="#ffffff"/>
    </style:style>
    <style:style style:name="T6_81" style:family="text">
      <style:text-properties fo:background-color="#ffffff"/>
    </style:style>
    <style:style style:name="T6_82" style:family="text">
      <style:text-properties fo:background-color="#ffffff"/>
    </style:style>
    <style:style style:name="T6_83" style:family="text">
      <style:text-properties fo:background-color="#ffffff"/>
    </style:style>
    <style:style style:name="T6_84" style:family="text">
      <style:text-properties fo:background-color="#ffffff"/>
    </style:style>
    <style:style style:name="T6_85" style:family="text">
      <style:text-properties fo:background-color="#ffffff"/>
    </style:style>
    <style:style style:name="T6_86" style:family="text">
      <style:text-properties fo:background-color="#ffffff"/>
    </style:style>
    <style:style style:name="T6_87" style:family="text">
      <style:text-properties fo:background-color="#ffffff"/>
    </style:style>
    <style:style style:name="T6_88" style:family="text">
      <style:text-properties fo:background-color="#ffffff"/>
    </style:style>
    <style:style style:name="T6_89" style:family="text">
      <style:text-properties fo:background-color="#ffffff"/>
    </style:style>
    <style:style style:name="T6_90" style:family="text">
      <style:text-properties fo:background-color="#ffffff"/>
    </style:style>
    <style:style style:name="T6_91" style:family="text">
      <style:text-properties fo:background-color="#ffffff"/>
    </style:style>
    <style:style style:name="T6_92" style:family="text">
      <style:text-properties fo:background-color="#ffffff"/>
    </style:style>
    <style:style style:name="T6_93" style:family="text">
      <style:text-properties fo:background-color="#ffffff"/>
    </style:style>
    <style:style style:name="T6_94" style:family="text">
      <style:text-properties fo:background-color="#ffffff"/>
    </style:style>
    <style:style style:name="T6_95" style:family="text">
      <style:text-properties fo:background-color="#ffffff"/>
    </style:style>
    <style:style style:name="T6_96" style:family="text">
      <style:text-properties fo:background-color="#ffffff"/>
    </style:style>
    <style:style style:name="T6_97" style:family="text">
      <style:text-properties fo:background-color="#ffffff"/>
    </style:style>
    <style:style style:name="T6_98" style:family="text">
      <style:text-properties fo:background-color="#ffffff"/>
    </style:style>
    <style:style style:name="T6_99" style:family="text">
      <style:text-properties fo:background-color="#ffffff"/>
    </style:style>
    <style:style style:name="T6_100" style:family="text">
      <style:text-properties fo:background-color="#ffffff"/>
    </style:style>
    <style:style style:name="T6_101" style:family="text">
      <style:text-properties fo:background-color="#ffffff"/>
    </style:style>
    <style:style style:name="T6_102" style:family="text">
      <style:text-properties fo:background-color="#ffffff"/>
    </style:style>
    <style:style style:name="T6_103" style:family="text">
      <style:text-properties fo:background-color="#ffffff"/>
    </style:style>
    <style:style style:name="T6_104" style:family="text">
      <style:text-properties fo:background-color="#ffffff"/>
    </style:style>
    <style:style style:name="T6_105" style:family="text">
      <style:text-properties fo:background-color="#ffffff"/>
    </style:style>
    <style:style style:name="T6_106" style:family="text">
      <style:text-properties fo:background-color="#ffffff"/>
    </style:style>
    <style:style style:name="T6_107" style:family="text">
      <style:text-properties fo:background-color="#ffffff"/>
    </style:style>
    <style:style style:name="T6_108" style:family="text">
      <style:text-properties fo:background-color="#ffffff"/>
    </style:style>
    <style:style style:name="T6_109" style:family="text">
      <style:text-properties fo:background-color="#ffffff"/>
    </style:style>
    <style:style style:name="T6_110" style:family="text">
      <style:text-properties fo:background-color="#ffffff"/>
    </style:style>
    <style:style style:name="T6_111" style:family="text">
      <style:text-properties fo:background-color="#ffffff"/>
    </style:style>
    <style:style style:name="T6_112" style:family="text">
      <style:text-properties fo:background-color="#ffffff"/>
    </style:style>
    <style:style style:name="T6_113" style:family="text">
      <style:text-properties fo:background-color="#ffffff"/>
    </style:style>
    <style:style style:name="T6_114" style:family="text">
      <style:text-properties fo:background-color="#ffffff"/>
    </style:style>
    <style:style style:name="T6_115" style:family="text">
      <style:text-properties fo:background-color="#ffffff"/>
    </style:style>
    <style:style style:name="T6_116" style:family="text">
      <style:text-properties fo:background-color="#ffffff"/>
    </style:style>
    <style:style style:name="T6_117" style:family="text">
      <style:text-properties fo:background-color="#ffffff"/>
    </style:style>
    <style:style style:name="T6_118" style:family="text">
      <style:text-properties fo:background-color="#ffffff"/>
    </style:style>
    <style:style style:name="T6_119" style:family="text">
      <style:text-properties fo:background-color="#ffffff"/>
    </style:style>
    <style:style style:name="T6_120" style:family="text">
      <style:text-properties fo:background-color="#ffffff"/>
    </style:style>
    <style:style style:name="T6_121" style:family="text">
      <style:text-properties fo:background-color="#ffffff"/>
    </style:style>
    <style:style style:name="T6_122" style:family="text">
      <style:text-properties fo:background-color="#ffffff"/>
    </style:style>
    <style:style style:name="T6_123" style:family="text">
      <style:text-properties fo:background-color="#ffffff"/>
    </style:style>
    <style:style style:name="T6_124" style:family="text">
      <style:text-properties fo:background-color="#ffffff"/>
    </style:style>
    <style:style style:name="T6_125" style:family="text">
      <style:text-properties fo:background-color="#ffffff"/>
    </style:style>
    <style:style style:name="T6_126" style:family="text">
      <style:text-properties fo:background-color="#ffffff"/>
    </style:style>
    <style:style style:name="T6_127" style:family="text">
      <style:text-properties fo:background-color="#ffffff"/>
    </style:style>
    <style:style style:name="T6_128" style:family="text">
      <style:text-properties fo:background-color="#ffffff"/>
    </style:style>
    <style:style style:name="T6_129" style:family="text">
      <style:text-properties fo:background-color="#ffffff"/>
    </style:style>
    <style:style style:name="T6_130" style:family="text">
      <style:text-properties fo:background-color="#ffffff"/>
    </style:style>
    <style:style style:name="T6_131" style:family="text">
      <style:text-properties fo:background-color="#ffffff"/>
    </style:style>
    <style:style style:name="T6_132" style:family="text">
      <style:text-properties fo:background-color="#ffffff"/>
    </style:style>
    <style:style style:name="T6_133" style:family="text">
      <style:text-properties fo:background-color="#ffffff"/>
    </style:style>
    <style:style style:name="T6_134" style:family="text">
      <style:text-properties fo:background-color="#ffffff"/>
    </style:style>
    <style:style style:name="T6_135" style:family="text">
      <style:text-properties fo:background-color="#ffffff"/>
    </style:style>
    <style:style style:name="T6_136" style:family="text">
      <style:text-properties fo:background-color="#ffffff"/>
    </style:style>
    <style:style style:name="T6_137" style:family="text">
      <style:text-properties fo:background-color="#ffffff"/>
    </style:style>
    <style:style style:name="T6_138" style:family="text">
      <style:text-properties fo:background-color="#ffffff"/>
    </style:style>
    <style:style style:name="T6_139" style:family="text">
      <style:text-properties fo:background-color="#ffffff"/>
    </style:style>
    <style:style style:name="T6_140" style:family="text">
      <style:text-properties fo:background-color="#ffffff"/>
    </style:style>
    <style:style style:name="T6_141" style:family="text">
      <style:text-properties fo:background-color="#ffffff"/>
    </style:style>
    <style:style style:name="T6_142" style:family="text">
      <style:text-properties fo:background-color="#ffffff"/>
    </style:style>
    <style:style style:name="T6_143" style:family="text">
      <style:text-properties fo:background-color="#ffffff"/>
    </style:style>
    <style:style style:name="T6_144" style:family="text">
      <style:text-properties fo:background-color="#ffffff"/>
    </style:style>
    <style:style style:name="T6_145" style:family="text">
      <style:text-properties fo:background-color="#ffffff"/>
    </style:style>
    <style:style style:name="T6_146" style:family="text">
      <style:text-properties fo:background-color="#ffffff"/>
    </style:style>
    <style:style style:name="T6_147" style:family="text">
      <style:text-properties fo:background-color="#ffffff"/>
    </style:style>
    <style:style style:name="T6_148" style:family="text">
      <style:text-properties fo:background-color="#ffffff"/>
    </style:style>
    <style:style style:name="T6_149" style:family="text">
      <style:text-properties fo:background-color="#ffffff"/>
    </style:style>
    <style:style style:name="T6_150" style:family="text">
      <style:text-properties fo:background-color="#ffffff"/>
    </style:style>
    <style:style style:name="T6_151" style:family="text">
      <style:text-properties fo:background-color="#ffffff"/>
    </style:style>
    <style:style style:name="T6_152" style:family="text">
      <style:text-properties fo:background-color="#ffffff"/>
    </style:style>
    <style:style style:name="T6_153" style:family="text">
      <style:text-properties fo:background-color="#ffffff"/>
    </style:style>
    <style:style style:name="T6_154" style:family="text">
      <style:text-properties fo:background-color="#ffffff"/>
    </style:style>
    <style:style style:name="T6_155" style:family="text">
      <style:text-properties fo:background-color="#ffffff"/>
    </style:style>
    <style:style style:name="T6_156" style:family="text">
      <style:text-properties fo:background-color="#ffffff"/>
    </style:style>
    <style:style style:name="T6_157" style:family="text">
      <style:text-properties fo:background-color="#ffffff"/>
    </style:style>
    <style:style style:name="T6_158" style:family="text">
      <style:text-properties fo:background-color="#ffffff"/>
    </style:style>
    <style:style style:name="T6_159" style:family="text">
      <style:text-properties fo:background-color="#ffffff"/>
    </style:style>
    <style:style style:name="T6_160" style:family="text">
      <style:text-properties fo:background-color="#ffffff"/>
    </style:style>
    <style:style style:name="T6_161" style:family="text">
      <style:text-properties fo:background-color="#ffffff"/>
    </style:style>
    <style:style style:name="T6_162" style:family="text">
      <style:text-properties fo:background-color="#ffffff"/>
    </style:style>
    <style:style style:name="T6_163" style:family="text">
      <style:text-properties fo:background-color="#ffffff"/>
    </style:style>
    <style:style style:name="T6_164" style:family="text">
      <style:text-properties fo:background-color="#ffffff"/>
    </style:style>
    <style:style style:name="T6_165" style:family="text">
      <style:text-properties fo:background-color="#ffffff"/>
    </style:style>
    <style:style style:name="T6_166" style:family="text">
      <style:text-properties fo:background-color="#ffffff"/>
    </style:style>
    <style:style style:name="P7" style:family="paragraph" style:parent-style-name="Standard">
      <style:paragraph-properties fo:break-before="auto" fo:text-indent="0cm" fo:line-height="115%" fo:margin-left="1.27cm" style:writing-mode="lr-tb"/>
      <style:text-properties fo:background-color="#ffffff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T8_2" style:family="text">
      <style:text-properties fo:background-color="#ffffff"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background-color="#ffffff"/>
    </style:style>
    <style:style style:name="T10_2" style:family="text">
      <style:text-properties fo:background-color="#ffffff"/>
    </style:style>
    <style:style style:name="T10_3" style:family="text">
      <style:text-properties fo:background-color="#ffffff"/>
    </style:style>
    <style:style style:name="T10_4" style:family="text">
      <style:text-properties fo:background-color="#ffffff"/>
    </style:style>
    <style:style style:name="T10_5" style:family="text">
      <style:text-properties fo:background-color="#ffffff"/>
    </style:style>
    <style:style style:name="T10_6" style:family="text">
      <style:text-properties fo:background-color="#ffffff"/>
    </style:style>
    <style:style style:name="T10_7" style:family="text">
      <style:text-properties fo:background-color="#ffffff"/>
    </style:style>
    <style:style style:name="T10_8" style:family="text">
      <style:text-properties fo:background-color="#ffffff"/>
    </style:style>
    <style:style style:name="T10_9" style:family="text">
      <style:text-properties fo:background-color="#ffffff"/>
    </style:style>
    <style:style style:name="T10_10" style:family="text">
      <style:text-properties fo:background-color="#ffffff"/>
    </style:style>
    <style:style style:name="T10_11" style:family="text">
      <style:text-properties fo:background-color="#ffffff"/>
    </style:style>
    <style:style style:name="T10_12" style:family="text">
      <style:text-properties fo:background-color="#ffffff"/>
    </style:style>
    <style:style style:name="T10_13" style:family="text">
      <style:text-properties fo:background-color="#ffffff"/>
    </style:style>
    <style:style style:name="T10_14" style:family="text">
      <style:text-properties fo:background-color="#ffffff"/>
    </style:style>
    <style:style style:name="T10_15" style:family="text">
      <style:text-properties fo:background-color="#ffffff"/>
    </style:style>
    <style:style style:name="T10_16" style:family="text">
      <style:text-properties fo:background-color="#ffffff"/>
    </style:style>
    <style:style style:name="T10_17" style:family="text">
      <style:text-properties fo:background-color="#ffffff"/>
    </style:style>
    <style:style style:name="T10_18" style:family="text">
      <style:text-properties fo:background-color="#ffffff"/>
    </style:style>
    <style:style style:name="T10_19" style:family="text">
      <style:text-properties fo:background-color="#ffffff"/>
    </style:style>
    <style:style style:name="T10_20" style:family="text">
      <style:text-properties fo:background-color="#ffffff"/>
    </style:style>
    <style:style style:name="T10_21" style:family="text">
      <style:text-properties fo:background-color="#ffffff"/>
    </style:style>
    <style:style style:name="T10_22" style:family="text">
      <style:text-properties fo:background-color="#ffffff"/>
    </style:style>
    <style:style style:name="T10_23" style:family="text">
      <style:text-properties fo:background-color="#ffffff"/>
    </style:style>
    <style:style style:name="T10_24" style:family="text">
      <style:text-properties fo:background-color="#ffffff"/>
    </style:style>
    <style:style style:name="T10_25" style:family="text">
      <style:text-properties fo:background-color="#ffffff"/>
    </style:style>
    <style:style style:name="T10_26" style:family="text">
      <style:text-properties fo:background-color="#ffffff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background-color="#ffffff"/>
    </style:style>
    <style:style style:name="T12_2" style:family="text">
      <style:text-properties fo:background-color="#ffffff"/>
    </style:style>
    <style:style style:name="T12_3" style:family="text">
      <style:text-properties fo:background-color="#ffffff"/>
    </style:style>
    <style:style style:name="T12_4" style:family="text">
      <style:text-properties fo:background-color="#ffffff"/>
    </style:style>
    <style:style style:name="T12_5" style:family="text">
      <style:text-properties fo:background-color="#ffffff"/>
    </style:style>
    <style:style style:name="T12_6" style:family="text">
      <style:text-properties fo:background-color="#ffffff"/>
    </style:style>
    <style:style style:name="T12_7" style:family="text">
      <style:text-properties fo:background-color="#ffffff"/>
    </style:style>
    <style:style style:name="T12_8" style:family="text">
      <style:text-properties fo:background-color="#ffffff"/>
    </style:style>
    <style:style style:name="T12_9" style:family="text">
      <style:text-properties fo:background-color="#ffffff"/>
    </style:style>
    <style:style style:name="T12_10" style:family="text">
      <style:text-properties fo:background-color="#ffffff"/>
    </style:style>
    <style:style style:name="T12_11" style:family="text">
      <style:text-properties fo:background-color="#ffffff"/>
    </style:style>
    <style:style style:name="T12_12" style:family="text">
      <style:text-properties fo:background-color="#ffffff"/>
    </style:style>
    <style:style style:name="T12_13" style:family="text">
      <style:text-properties fo:background-color="#ffffff"/>
    </style:style>
    <style:style style:name="T12_14" style:family="text">
      <style:text-properties fo:background-color="#ffffff"/>
    </style:style>
    <style:style style:name="T12_15" style:family="text">
      <style:text-properties fo:background-color="#ffffff"/>
    </style:style>
    <style:style style:name="T12_16" style:family="text">
      <style:text-properties fo:background-color="#ffffff"/>
    </style:style>
    <style:style style:name="T12_17" style:family="text">
      <style:text-properties fo:background-color="#ffffff"/>
    </style:style>
    <style:style style:name="T12_18" style:family="text">
      <style:text-properties fo:background-color="#ffffff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background-color="#ffffff"/>
    </style:style>
    <style:style style:name="T14_2" style:family="text">
      <style:text-properties fo:background-color="#ffffff"/>
    </style:style>
    <style:style style:name="T14_3" style:family="text">
      <style:text-properties fo:background-color="#ffffff"/>
    </style:style>
    <style:style style:name="T14_4" style:family="text">
      <style:text-properties fo:background-color="#ffffff"/>
    </style:style>
    <style:style style:name="T14_5" style:family="text">
      <style:text-properties fo:background-color="#ffffff"/>
    </style:style>
    <style:style style:name="T14_6" style:family="text">
      <style:text-properties fo:background-color="#ffffff"/>
    </style:style>
    <style:style style:name="T14_7" style:family="text">
      <style:text-properties fo:background-color="#ffffff"/>
    </style:style>
    <style:style style:name="T14_8" style:family="text">
      <style:text-properties fo:background-color="#ffffff"/>
    </style:style>
    <style:style style:name="T14_9" style:family="text">
      <style:text-properties fo:background-color="#ffffff"/>
    </style:style>
    <style:style style:name="T14_10" style:family="text">
      <style:text-properties fo:background-color="#ffffff"/>
    </style:style>
    <style:style style:name="T14_11" style:family="text">
      <style:text-properties fo:background-color="#ffffff"/>
    </style:style>
    <style:style style:name="T14_12" style:family="text">
      <style:text-properties fo:background-color="#ffffff"/>
    </style:style>
    <style:style style:name="T14_13" style:family="text">
      <style:text-properties fo:background-color="#ffffff"/>
    </style:style>
    <style:style style:name="T14_14" style:family="text">
      <style:text-properties fo:background-color="#ffffff"/>
    </style:style>
    <style:style style:name="T14_15" style:family="text">
      <style:text-properties fo:background-color="#ffffff"/>
    </style:style>
    <style:style style:name="T14_16" style:family="text">
      <style:text-properties fo:background-color="#ffffff"/>
    </style:style>
    <style:style style:name="T14_17" style:family="text">
      <style:text-properties fo:background-color="#ffffff"/>
    </style:style>
    <style:style style:name="T14_18" style:family="text">
      <style:text-properties fo:background-color="#ffffff"/>
    </style:style>
    <style:style style:name="T14_19" style:family="text">
      <style:text-properties fo:background-color="#ffffff"/>
    </style:style>
    <style:style style:name="T14_20" style:family="text">
      <style:text-properties fo:background-color="#ffffff"/>
    </style:style>
    <style:style style:name="T14_21" style:family="text">
      <style:text-properties fo:background-color="#ffffff"/>
    </style:style>
    <style:style style:name="T14_22" style:family="text">
      <style:text-properties fo:background-color="#ffffff"/>
    </style:style>
    <style:style style:name="T14_23" style:family="text">
      <style:text-properties fo:background-color="#ffffff"/>
    </style:style>
    <style:style style:name="T14_24" style:family="text">
      <style:text-properties fo:background-color="#ffffff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background-color="#ffffff"/>
    </style:style>
    <style:style style:name="T16_2" style:family="text">
      <style:text-properties fo:background-color="#ffffff"/>
    </style:style>
    <style:style style:name="T16_3" style:family="text">
      <style:text-properties fo:background-color="#ffffff"/>
    </style:style>
    <style:style style:name="T16_4" style:family="text">
      <style:text-properties fo:background-color="#ffffff"/>
    </style:style>
    <style:style style:name="T16_5" style:family="text">
      <style:text-properties fo:background-color="#ffffff"/>
    </style:style>
    <style:style style:name="T16_6" style:family="text">
      <style:text-properties fo:background-color="#ffffff"/>
    </style:style>
    <style:style style:name="T16_7" style:family="text">
      <style:text-properties fo:background-color="#ffffff"/>
    </style:style>
    <style:style style:name="T16_8" style:family="text">
      <style:text-properties fo:background-color="#ffffff"/>
    </style:style>
    <style:style style:name="T16_9" style:family="text">
      <style:text-properties fo:background-color="#ffffff"/>
    </style:style>
    <style:style style:name="T16_10" style:family="text">
      <style:text-properties fo:background-color="#ffffff"/>
    </style:style>
    <style:style style:name="T16_11" style:family="text">
      <style:text-properties fo:background-color="#ffffff"/>
    </style:style>
    <style:style style:name="T16_12" style:family="text">
      <style:text-properties fo:background-color="#ffffff"/>
    </style:style>
    <style:style style:name="T16_13" style:family="text">
      <style:text-properties fo:background-color="#ffffff"/>
    </style:style>
    <style:style style:name="T16_14" style:family="text">
      <style:text-properties fo:background-color="#ffffff"/>
    </style:style>
    <style:style style:name="T16_15" style:family="text">
      <style:text-properties fo:background-color="#ffffff"/>
    </style:style>
    <style:style style:name="T16_16" style:family="text">
      <style:text-properties fo:background-color="#ffffff"/>
    </style:style>
    <style:style style:name="T16_17" style:family="text">
      <style:text-properties fo:background-color="#ffffff"/>
    </style:style>
    <style:style style:name="T16_18" style:family="text">
      <style:text-properties fo:background-color="#ffffff"/>
    </style:style>
    <style:style style:name="T16_19" style:family="text">
      <style:text-properties fo:background-color="#ffffff"/>
    </style:style>
    <style:style style:name="T16_20" style:family="text">
      <style:text-properties fo:background-color="#ffffff"/>
    </style:style>
    <style:style style:name="T16_21" style:family="text">
      <style:text-properties fo:background-color="#ffffff"/>
    </style:style>
    <style:style style:name="T16_22" style:family="text">
      <style:text-properties fo:background-color="#ffffff"/>
    </style:style>
    <style:style style:name="T16_23" style:family="text">
      <style:text-properties fo:background-color="#ffffff"/>
    </style:style>
    <style:style style:name="T16_24" style:family="text">
      <style:text-properties fo:background-color="#ffffff"/>
    </style:style>
    <style:style style:name="T16_25" style:family="text">
      <style:text-properties fo:background-color="#ffffff"/>
    </style:style>
    <style:style style:name="T16_26" style:family="text">
      <style:text-properties fo:background-color="#ffffff"/>
    </style:style>
    <style:style style:name="T16_27" style:family="text">
      <style:text-properties fo:background-color="#ffffff"/>
    </style:style>
    <style:style style:name="T16_28" style:family="text">
      <style:text-properties fo:background-color="#ffffff"/>
    </style:style>
    <style:style style:name="T16_29" style:family="text">
      <style:text-properties fo:background-color="#ffffff"/>
    </style:style>
    <style:style style:name="T16_30" style:family="text">
      <style:text-properties fo:background-color="#ffffff"/>
    </style:style>
    <style:style style:name="T16_31" style:family="text">
      <style:text-properties fo:background-color="#ffffff"/>
    </style:style>
    <style:style style:name="T16_32" style:family="text">
      <style:text-properties fo:background-color="#ffffff"/>
    </style:style>
    <style:style style:name="T16_33" style:family="text">
      <style:text-properties fo:background-color="#ffffff"/>
    </style:style>
    <style:style style:name="T16_34" style:family="text">
      <style:text-properties fo:background-color="#ffffff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background-color="#ffffff"/>
    </style:style>
    <style:style style:name="T18_2" style:family="text">
      <style:text-properties fo:background-color="#ffffff"/>
    </style:style>
    <style:style style:name="T18_3" style:family="text">
      <style:text-properties fo:background-color="#ffffff"/>
    </style:style>
    <style:style style:name="T18_4" style:family="text">
      <style:text-properties fo:background-color="#ffffff"/>
    </style:style>
    <style:style style:name="T18_5" style:family="text">
      <style:text-properties fo:background-color="#ffffff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T18_13" style:family="text">
      <style:text-properties fo:background-color="#ffffff"/>
    </style:style>
    <style:style style:name="T18_14" style:family="text">
      <style:text-properties fo:background-color="#ffffff"/>
    </style:style>
    <style:style style:name="T18_15" style:family="text">
      <style:text-properties fo:background-color="#ffffff"/>
    </style:style>
    <style:style style:name="T18_16" style:family="text">
      <style:text-properties fo:background-color="#ffffff"/>
    </style:style>
    <style:style style:name="T18_17" style:family="text">
      <style:text-properties fo:background-color="#ffffff"/>
    </style:style>
    <style:style style:name="T18_18" style:family="text">
      <style:text-properties fo:background-color="#ffffff"/>
    </style:style>
    <style:style style:name="T18_19" style:family="text">
      <style:text-properties fo:background-color="#ffffff"/>
    </style:style>
    <style:style style:name="T18_20" style:family="text">
      <style:text-properties fo:background-color="#ffffff"/>
    </style:style>
    <style:style style:name="T18_21" style:family="text">
      <style:text-properties fo:background-color="#ffffff"/>
    </style:style>
    <style:style style:name="T18_22" style:family="text">
      <style:text-properties fo:background-color="#ffffff"/>
    </style:style>
    <style:style style:name="T18_23" style:family="text">
      <style:text-properties fo:background-color="#ffffff"/>
    </style:style>
    <style:style style:name="T18_24" style:family="text">
      <style:text-properties fo:background-color="#ffffff"/>
    </style:style>
    <style:style style:name="T18_25" style:family="text">
      <style:text-properties fo:background-color="#ffffff"/>
    </style:style>
    <style:style style:name="T18_26" style:family="text">
      <style:text-properties fo:background-color="#ffffff"/>
    </style:style>
    <style:style style:name="T18_27" style:family="text">
      <style:text-properties fo:background-color="#ffffff"/>
    </style:style>
    <style:style style:name="T18_28" style:family="text">
      <style:text-properties fo:background-color="#ffffff"/>
    </style:style>
    <style:style style:name="T18_29" style:family="text">
      <style:text-properties fo:background-color="#ffffff"/>
    </style:style>
    <style:style style:name="T18_30" style:family="text">
      <style:text-properties fo:background-color="#ffffff"/>
    </style:style>
    <style:style style:name="T18_31" style:family="text">
      <style:text-properties fo:background-color="#ffffff"/>
    </style:style>
    <style:style style:name="T18_32" style:family="text">
      <style:text-properties fo:background-color="#ffffff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T19_9" style:family="text">
      <style:text-properties fo:background-color="#ffffff"/>
    </style:style>
    <style:style style:name="T19_10" style:family="text">
      <style:text-properties fo:background-color="#ffffff"/>
    </style:style>
    <style:style style:name="T19_11" style:family="text">
      <style:text-properties fo:background-color="#ffffff"/>
    </style:style>
    <style:style style:name="T19_12" style:family="text">
      <style:text-properties fo:background-color="#ffffff"/>
    </style:style>
    <style:style style:name="T19_13" style:family="text">
      <style:text-properties fo:background-color="#ffffff"/>
    </style:style>
    <style:style style:name="T19_14" style:family="text">
      <style:text-properties fo:background-color="#ffffff"/>
    </style:style>
    <style:style style:name="T19_15" style:family="text">
      <style:text-properties fo:background-color="#ffffff"/>
    </style:style>
    <style:style style:name="T19_16" style:family="text">
      <style:text-properties fo:background-color="#ffffff"/>
    </style:style>
    <style:style style:name="T19_17" style:family="text">
      <style:text-properties fo:background-color="#ffffff"/>
    </style:style>
    <style:style style:name="T19_18" style:family="text">
      <style:text-properties fo:background-color="#ffffff"/>
    </style:style>
    <style:style style:name="T19_19" style:family="text">
      <style:text-properties fo:background-color="#ffffff"/>
    </style:style>
    <style:style style:name="T19_20" style:family="text">
      <style:text-properties fo:background-color="#ffffff"/>
    </style:style>
    <style:style style:name="T19_21" style:family="text">
      <style:text-properties fo:background-color="#ffffff"/>
    </style:style>
    <style:style style:name="T19_22" style:family="text">
      <style:text-properties fo:background-color="#ffffff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/>
    </style:style>
    <style:style style:name="T20_3" style:family="text">
      <style:text-properties fo:background-color="#ffffff"/>
    </style:style>
    <style:style style:name="T20_4" style:family="text">
      <style:text-properties fo:background-color="#ffffff"/>
    </style:style>
    <style:style style:name="T20_5" style:family="text">
      <style:text-properties fo:background-color="#ffffff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/>
    </style:style>
    <style:style style:name="T20_13" style:family="text">
      <style:text-properties fo:background-color="#ffffff"/>
    </style:style>
    <style:style style:name="T20_14" style:family="text">
      <style:text-properties fo:background-color="#ffffff"/>
    </style:style>
    <style:style style:name="T20_15" style:family="text">
      <style:text-properties fo:background-color="#ffffff"/>
    </style:style>
    <style:style style:name="T20_16" style:family="text">
      <style:text-properties fo:background-color="#ffffff"/>
    </style:style>
    <style:style style:name="T20_17" style:family="text">
      <style:text-properties fo:background-color="#ffffff"/>
    </style:style>
    <style:style style:name="T20_18" style:family="text">
      <style:text-properties fo:background-color="#ffffff"/>
    </style:style>
    <style:style style:name="T20_19" style:family="text">
      <style:text-properties fo:background-color="#ffffff"/>
    </style:style>
    <style:style style:name="T20_20" style:family="text">
      <style:text-properties fo:background-color="#ffffff"/>
    </style:style>
    <style:style style:name="T20_21" style:family="text">
      <style:text-properties fo:background-color="#ffffff"/>
    </style:style>
    <style:style style:name="T20_22" style:family="text">
      <style:text-properties fo:background-color="#ffffff"/>
    </style:style>
    <style:style style:name="T20_23" style:family="text">
      <style:text-properties fo:background-color="#ffffff"/>
    </style:style>
    <style:style style:name="T20_24" style:family="text">
      <style:text-properties fo:background-color="#ffffff"/>
    </style:style>
    <style:style style:name="T20_25" style:family="text">
      <style:text-properties fo:background-color="#ffffff"/>
    </style:style>
    <style:style style:name="T20_26" style:family="text">
      <style:text-properties fo:background-color="#ffffff"/>
    </style:style>
    <style:style style:name="T20_27" style:family="text">
      <style:text-properties fo:background-color="#ffffff"/>
    </style:style>
    <style:style style:name="T20_28" style:family="text">
      <style:text-properties fo:background-color="#ffffff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background-color="#ffffff"/>
    </style:style>
    <style:style style:name="T21_2" style:family="text">
      <style:text-properties fo:background-color="#ffffff"/>
    </style:style>
    <style:style style:name="T21_3" style:family="text">
      <style:text-properties fo:background-color="#ffffff"/>
    </style:style>
    <style:style style:name="T21_4" style:family="text">
      <style:text-properties fo:background-color="#ffffff"/>
    </style:style>
    <style:style style:name="T21_5" style:family="text">
      <style:text-properties fo:background-color="#ffffff"/>
    </style:style>
    <style:style style:name="T21_6" style:family="text">
      <style:text-properties fo:background-color="#ffffff"/>
    </style:style>
    <style:style style:name="T21_7" style:family="text">
      <style:text-properties fo:background-color="#ffffff"/>
    </style:style>
    <style:style style:name="T21_8" style:family="text">
      <style:text-properties fo:background-color="#ffffff"/>
    </style:style>
    <style:style style:name="T21_9" style:family="text">
      <style:text-properties fo:background-color="#ffffff"/>
    </style:style>
    <style:style style:name="T21_10" style:family="text">
      <style:text-properties fo:background-color="#ffffff"/>
    </style:style>
    <style:style style:name="T21_11" style:family="text">
      <style:text-properties fo:background-color="#ffffff"/>
    </style:style>
    <style:style style:name="T21_12" style:family="text">
      <style:text-properties fo:background-color="#ffffff"/>
    </style:style>
    <style:style style:name="T21_13" style:family="text">
      <style:text-properties fo:background-color="#ffffff"/>
    </style:style>
    <style:style style:name="T21_14" style:family="text">
      <style:text-properties fo:background-color="#ffffff"/>
    </style:style>
    <style:style style:name="T21_15" style:family="text">
      <style:text-properties fo:background-color="#ffffff"/>
    </style:style>
    <style:style style:name="T21_16" style:family="text">
      <style:text-properties fo:background-color="#ffffff"/>
    </style:style>
    <style:style style:name="T21_17" style:family="text">
      <style:text-properties fo:background-color="#ffffff"/>
    </style:style>
    <style:style style:name="T21_18" style:family="text">
      <style:text-properties fo:background-color="#ffffff"/>
    </style:style>
    <style:style style:name="T21_19" style:family="text">
      <style:text-properties fo:background-color="#ffffff"/>
    </style:style>
    <style:style style:name="T21_20" style:family="text">
      <style:text-properties fo:background-color="#ffffff"/>
    </style:style>
    <style:style style:name="T21_21" style:family="text">
      <style:text-properties fo:background-color="#ffffff"/>
    </style:style>
    <style:style style:name="T21_22" style:family="text">
      <style:text-properties fo:background-color="#ffffff"/>
    </style:style>
    <style:style style:name="T21_23" style:family="text">
      <style:text-properties fo:background-color="#ffffff"/>
    </style:style>
    <style:style style:name="T21_24" style:family="text">
      <style:text-properties fo:background-color="#ffffff"/>
    </style:style>
    <style:style style:name="T21_25" style:family="text">
      <style:text-properties fo:background-color="#ffffff"/>
    </style:style>
    <style:style style:name="T21_26" style:family="text">
      <style:text-properties fo:background-color="#ffffff"/>
    </style:style>
    <style:style style:name="T21_27" style:family="text">
      <style:text-properties fo:background-color="#ffffff"/>
    </style:style>
    <style:style style:name="T21_28" style:family="text">
      <style:text-properties fo:background-color="#ffffff"/>
    </style:style>
    <style:style style:name="T21_29" style:family="text">
      <style:text-properties fo:background-color="#ffffff"/>
    </style:style>
    <style:style style:name="T21_30" style:family="text">
      <style:text-properties fo:background-color="#ffffff"/>
    </style:style>
    <style:style style:name="T21_31" style:family="text">
      <style:text-properties fo:background-color="#ffffff"/>
    </style:style>
    <style:style style:name="T21_32" style:family="text">
      <style:text-properties fo:background-color="#ffffff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T22_12" style:family="text">
      <style:text-properties fo:background-color="#ffffff"/>
    </style:style>
    <style:style style:name="T22_13" style:family="text">
      <style:text-properties fo:background-color="#ffffff"/>
    </style:style>
    <style:style style:name="T22_14" style:family="text">
      <style:text-properties fo:background-color="#ffffff"/>
    </style:style>
    <style:style style:name="T22_15" style:family="text">
      <style:text-properties fo:background-color="#ffffff"/>
    </style:style>
    <style:style style:name="T22_16" style:family="text">
      <style:text-properties fo:background-color="#ffffff"/>
    </style:style>
    <style:style style:name="T22_17" style:family="text">
      <style:text-properties fo:background-color="#ffffff"/>
    </style:style>
    <style:style style:name="T22_18" style:family="text">
      <style:text-properties fo:background-color="#ffffff"/>
    </style:style>
    <style:style style:name="T22_19" style:family="text">
      <style:text-properties fo:background-color="#ffffff"/>
    </style:style>
    <style:style style:name="T22_20" style:family="text">
      <style:text-properties fo:background-color="#ffffff"/>
    </style:style>
    <style:style style:name="T22_21" style:family="text">
      <style:text-properties fo:background-color="#ffffff"/>
    </style:style>
    <style:style style:name="T22_22" style:family="text">
      <style:text-properties fo:background-color="#ffffff"/>
    </style:style>
    <style:style style:name="T22_23" style:family="text">
      <style:text-properties fo:background-color="#ffffff"/>
    </style:style>
    <style:style style:name="T22_24" style:family="text">
      <style:text-properties fo:background-color="#ffffff"/>
    </style:style>
    <style:style style:name="T22_25" style:family="text">
      <style:text-properties fo:background-color="#ffffff"/>
    </style:style>
    <style:style style:name="T22_26" style:family="text">
      <style:text-properties fo:background-color="#ffffff"/>
    </style:style>
    <style:style style:name="T22_27" style:family="text">
      <style:text-properties fo:background-color="#ffffff"/>
    </style:style>
    <style:style style:name="T22_28" style:family="text">
      <style:text-properties fo:background-color="#ffffff"/>
    </style:style>
    <style:style style:name="T22_29" style:family="text">
      <style:text-properties fo:background-color="#ffffff"/>
    </style:style>
    <style:style style:name="T22_30" style:family="text">
      <style:text-properties fo:background-color="#ffffff"/>
    </style:style>
    <style:style style:name="T22_31" style:family="text">
      <style:text-properties fo:background-color="#ffffff"/>
    </style:style>
    <style:style style:name="T22_32" style:family="text">
      <style:text-properties fo:background-color="#ffffff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T24_8" style:family="text">
      <style:text-properties fo:background-color="#ffffff"/>
    </style:style>
    <style:style style:name="T24_9" style:family="text">
      <style:text-properties fo:background-color="#ffffff"/>
    </style:style>
    <style:style style:name="T24_10" style:family="text">
      <style:text-properties fo:background-color="#ffffff"/>
    </style:style>
    <style:style style:name="T24_11" style:family="text">
      <style:text-properties fo:background-color="#ffffff"/>
    </style:style>
    <style:style style:name="T24_12" style:family="text">
      <style:text-properties fo:background-color="#ffffff"/>
    </style:style>
    <style:style style:name="T24_13" style:family="text">
      <style:text-properties fo:background-color="#ffffff"/>
    </style:style>
    <style:style style:name="T24_14" style:family="text">
      <style:text-properties fo:background-color="#ffffff"/>
    </style:style>
    <style:style style:name="T24_15" style:family="text">
      <style:text-properties fo:background-color="#ffffff"/>
    </style:style>
    <style:style style:name="T24_16" style:family="text">
      <style:text-properties fo:background-color="#ffffff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T25_11" style:family="text">
      <style:text-properties fo:background-color="#ffffff"/>
    </style:style>
    <style:style style:name="T25_12" style:family="text">
      <style:text-properties fo:background-color="#ffffff"/>
    </style:style>
    <style:style style:name="T25_13" style:family="text">
      <style:text-properties fo:background-color="#ffffff"/>
    </style:style>
    <style:style style:name="T25_14" style:family="text">
      <style:text-properties fo:background-color="#ffffff"/>
    </style:style>
    <style:style style:name="T25_15" style:family="text">
      <style:text-properties fo:background-color="#ffffff"/>
    </style:style>
    <style:style style:name="T25_16" style:family="text">
      <style:text-properties fo:background-color="#ffffff"/>
    </style:style>
    <style:style style:name="T25_17" style:family="text">
      <style:text-properties fo:background-color="#ffffff"/>
    </style:style>
    <style:style style:name="T25_18" style:family="text">
      <style:text-properties fo:background-color="#ffffff"/>
    </style:style>
    <style:style style:name="T25_19" style:family="text">
      <style:text-properties fo:background-color="#ffffff"/>
    </style:style>
    <style:style style:name="T25_20" style:family="text">
      <style:text-properties fo:background-color="#ffffff"/>
    </style:style>
    <style:style style:name="T25_21" style:family="text">
      <style:text-properties fo:background-color="#ffffff"/>
    </style:style>
    <style:style style:name="T25_22" style:family="text">
      <style:text-properties fo:background-color="#ffffff"/>
    </style:style>
    <style:style style:name="T25_23" style:family="text">
      <style:text-properties fo:background-color="#ffffff"/>
    </style:style>
    <style:style style:name="T25_24" style:family="text">
      <style:text-properties fo:background-color="#ffffff"/>
    </style:style>
    <style:style style:name="T25_25" style:family="text">
      <style:text-properties fo:background-color="#ffffff"/>
    </style:style>
    <style:style style:name="T25_26" style:family="text">
      <style:text-properties fo:background-color="#ffffff"/>
    </style:style>
    <style:style style:name="T25_27" style:family="text">
      <style:text-properties fo:background-color="#ffffff"/>
    </style:style>
    <style:style style:name="T25_28" style:family="text">
      <style:text-properties fo:background-color="#ffffff"/>
    </style:style>
    <style:style style:name="T25_29" style:family="text">
      <style:text-properties fo:background-color="#ffffff"/>
    </style:style>
    <style:style style:name="T25_30" style:family="text">
      <style:text-properties fo:background-color="#ffffff"/>
    </style:style>
    <style:style style:name="T25_31" style:family="text">
      <style:text-properties fo:background-color="#ffffff"/>
    </style:style>
    <style:style style:name="T25_32" style:family="text">
      <style:text-properties fo:background-color="#ffffff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background-color="#ffffff"/>
    </style:style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  <style:style style:name="T26_22" style:family="text">
      <style:text-properties fo:background-color="#ffffff"/>
    </style:style>
    <style:style style:name="T26_23" style:family="text">
      <style:text-properties fo:background-color="#ffffff"/>
    </style:style>
    <style:style style:name="T26_24" style:family="text">
      <style:text-properties fo:background-color="#ffffff"/>
    </style:style>
    <style:style style:name="T26_25" style:family="text">
      <style:text-properties fo:background-color="#ffffff"/>
    </style:style>
    <style:style style:name="T26_26" style:family="text">
      <style:text-properties fo:background-color="#ffffff"/>
    </style:style>
    <style:style style:name="T26_27" style:family="text">
      <style:text-properties fo:background-color="#ffffff"/>
    </style:style>
    <style:style style:name="T26_28" style:family="text">
      <style:text-properties fo:background-color="#ffffff"/>
    </style:style>
    <style:style style:name="T26_29" style:family="text">
      <style:text-properties fo:background-color="#ffffff"/>
    </style:style>
    <style:style style:name="T26_30" style:family="text">
      <style:text-properties fo:background-color="#ffffff"/>
    </style:style>
    <style:style style:name="T26_31" style:family="text">
      <style:text-properties fo:background-color="#ffffff"/>
    </style:style>
    <style:style style:name="T26_32" style:family="text">
      <style:text-properties fo:background-color="#ffffff"/>
    </style:style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>
      <style:text-properties fo:background-color="#ffffff"/>
    </style:style>
    <style:style style:name="T27_2" style:family="text">
      <style:text-properties fo:background-color="#ffffff"/>
    </style:style>
    <style:style style:name="T27_3" style:family="text">
      <style:text-properties fo:background-color="#ffffff"/>
    </style:style>
    <style:style style:name="T27_4" style:family="text">
      <style:text-properties fo:background-color="#ffffff"/>
    </style:style>
    <style:style style:name="T27_5" style:family="text">
      <style:text-properties fo:background-color="#ffffff"/>
    </style:style>
    <style:style style:name="T27_6" style:family="text">
      <style:text-properties fo:background-color="#ffffff"/>
    </style:style>
    <style:style style:name="T27_7" style:family="text">
      <style:text-properties fo:background-color="#ffffff"/>
    </style:style>
    <style:style style:name="T27_8" style:family="text">
      <style:text-properties fo:background-color="#ffffff"/>
    </style:style>
    <style:style style:name="T27_9" style:family="text">
      <style:text-properties fo:background-color="#ffffff"/>
    </style:style>
    <style:style style:name="T27_10" style:family="text">
      <style:text-properties fo:background-color="#ffffff"/>
    </style:style>
    <style:style style:name="T27_11" style:family="text">
      <style:text-properties fo:background-color="#ffffff"/>
    </style:style>
    <style:style style:name="T27_12" style:family="text">
      <style:text-properties fo:background-color="#ffffff"/>
    </style:style>
    <style:style style:name="T27_13" style:family="text">
      <style:text-properties fo:background-color="#ffffff"/>
    </style:style>
    <style:style style:name="T27_14" style:family="text">
      <style:text-properties fo:background-color="#ffffff"/>
    </style:style>
    <style:style style:name="T27_15" style:family="text">
      <style:text-properties fo:background-color="#ffffff"/>
    </style:style>
    <style:style style:name="T27_16" style:family="text">
      <style:text-properties fo:background-color="#ffffff"/>
    </style:style>
    <style:style style:name="T27_17" style:family="text">
      <style:text-properties fo:background-color="#ffffff"/>
    </style:style>
    <style:style style:name="T27_18" style:family="text">
      <style:text-properties fo:background-color="#ffffff"/>
    </style:style>
    <style:style style:name="T27_19" style:family="text">
      <style:text-properties fo:background-color="#ffffff"/>
    </style:style>
    <style:style style:name="T27_20" style:family="text">
      <style:text-properties fo:background-color="#ffffff"/>
    </style:style>
    <style:style style:name="T27_21" style:family="text">
      <style:text-properties fo:background-color="#ffffff"/>
    </style:style>
    <style:style style:name="T27_22" style:family="text">
      <style:text-properties fo:background-color="#ffffff"/>
    </style:style>
    <style:style style:name="T27_23" style:family="text">
      <style:text-properties fo:background-color="#ffffff"/>
    </style:style>
    <style:style style:name="T27_24" style:family="text">
      <style:text-properties fo:background-color="#ffffff"/>
    </style:style>
    <style:style style:name="T27_25" style:family="text">
      <style:text-properties fo:background-color="#ffffff"/>
    </style:style>
    <style:style style:name="T27_26" style:family="text">
      <style:text-properties fo:background-color="#ffffff"/>
    </style:style>
    <style:style style:name="T27_27" style:family="text">
      <style:text-properties fo:background-color="#ffffff"/>
    </style:style>
    <style:style style:name="T27_28" style:family="text">
      <style:text-properties fo:background-color="#ffffff"/>
    </style:style>
    <style:style style:name="T27_29" style:family="text">
      <style:text-properties fo:background-color="#ffffff"/>
    </style:style>
    <style:style style:name="T27_30" style:family="text">
      <style:text-properties fo:background-color="#ffffff"/>
    </style:style>
    <style:style style:name="T27_31" style:family="text">
      <style:text-properties fo:background-color="#ffffff"/>
    </style:style>
    <style:style style:name="T27_32" style:family="text">
      <style:text-properties fo:background-color="#ffffff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/>
    </style:style>
    <style:style style:name="T28_2" style:family="text">
      <style:text-properties fo:background-color="#ffffff"/>
    </style:style>
    <style:style style:name="T28_3" style:family="text">
      <style:text-properties fo:background-color="#ffffff"/>
    </style:style>
    <style:style style:name="T28_4" style:family="text">
      <style:text-properties fo:background-color="#ffffff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background-color="#ffffff"/>
    </style:style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T29_4" style:family="text">
      <style:text-properties fo:background-color="#ffffff"/>
    </style:style>
    <style:style style:name="T29_5" style:family="text">
      <style:text-properties fo:background-color="#ffffff"/>
    </style:style>
    <style:style style:name="T29_6" style:family="text">
      <style:text-properties fo:background-color="#ffffff"/>
    </style:style>
    <style:style style:name="T29_7" style:family="text">
      <style:text-properties fo:background-color="#ffffff"/>
    </style:style>
    <style:style style:name="T29_8" style:family="text">
      <style:text-properties fo:background-color="#ffffff"/>
    </style:style>
    <style:style style:name="T29_9" style:family="text">
      <style:text-properties fo:background-color="#ffffff"/>
    </style:style>
    <style:style style:name="T29_10" style:family="text">
      <style:text-properties fo:background-color="#ffffff"/>
    </style:style>
    <style:style style:name="T29_11" style:family="text">
      <style:text-properties fo:background-color="#ffffff"/>
    </style:style>
    <style:style style:name="T29_12" style:family="text">
      <style:text-properties fo:background-color="#ffffff"/>
    </style:style>
    <style:style style:name="T29_13" style:family="text">
      <style:text-properties fo:background-color="#ffffff"/>
    </style:style>
    <style:style style:name="T29_14" style:family="text">
      <style:text-properties fo:background-color="#ffffff"/>
    </style:style>
    <style:style style:name="T29_15" style:family="text">
      <style:text-properties fo:background-color="#ffffff"/>
    </style:style>
    <style:style style:name="T29_16" style:family="text">
      <style:text-properties fo:background-color="#ffffff"/>
    </style:style>
    <style:style style:name="T29_17" style:family="text">
      <style:text-properties fo:background-color="#ffffff"/>
    </style:style>
    <style:style style:name="T29_18" style:family="text">
      <style:text-properties fo:background-color="#ffffff"/>
    </style:style>
    <style:style style:name="T29_19" style:family="text">
      <style:text-properties fo:background-color="#ffffff"/>
    </style:style>
    <style:style style:name="T29_20" style:family="text">
      <style:text-properties fo:background-color="#ffffff"/>
    </style:style>
    <style:style style:name="T29_21" style:family="text">
      <style:text-properties fo:background-color="#ffffff"/>
    </style:style>
    <style:style style:name="T29_22" style:family="text">
      <style:text-properties fo:background-color="#ffffff"/>
    </style:style>
    <style:style style:name="T29_23" style:family="text">
      <style:text-properties fo:background-color="#ffffff"/>
    </style:style>
    <style:style style:name="T29_24" style:family="text">
      <style:text-properties fo:background-color="#ffffff"/>
    </style:style>
    <style:style style:name="T29_25" style:family="text">
      <style:text-properties fo:background-color="#ffffff"/>
    </style:style>
    <style:style style:name="T29_26" style:family="text">
      <style:text-properties fo:background-color="#ffffff"/>
    </style:style>
    <style:style style:name="T29_27" style:family="text">
      <style:text-properties fo:background-color="#ffffff"/>
    </style:style>
    <style:style style:name="T29_28" style:family="text">
      <style:text-properties fo:background-color="#ffffff"/>
    </style:style>
    <style:style style:name="T29_29" style:family="text">
      <style:text-properties fo:background-color="#ffffff"/>
    </style:style>
    <style:style style:name="T29_30" style:family="text">
      <style:text-properties fo:background-color="#ffffff"/>
    </style:style>
    <style:style style:name="T29_31" style:family="text">
      <style:text-properties fo:background-color="#ffffff"/>
    </style:style>
    <style:style style:name="T29_32" style:family="text">
      <style:text-properties fo:background-color="#ffffff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T30_8" style:family="text">
      <style:text-properties fo:background-color="#ffffff"/>
    </style:style>
    <style:style style:name="T30_9" style:family="text">
      <style:text-properties fo:background-color="#ffffff"/>
    </style:style>
    <style:style style:name="T30_10" style:family="text">
      <style:text-properties fo:background-color="#ffffff"/>
    </style:style>
    <style:style style:name="T30_11" style:family="text">
      <style:text-properties fo:background-color="#ffffff"/>
    </style:style>
    <style:style style:name="T30_12" style:family="text">
      <style:text-properties fo:background-color="#ffffff"/>
    </style:style>
    <style:style style:name="T30_13" style:family="text">
      <style:text-properties fo:background-color="#ffffff"/>
    </style:style>
    <style:style style:name="T30_14" style:family="text">
      <style:text-properties fo:background-color="#ffffff"/>
    </style:style>
    <style:style style:name="T30_15" style:family="text">
      <style:text-properties fo:background-color="#ffffff"/>
    </style:style>
    <style:style style:name="T30_16" style:family="text">
      <style:text-properties fo:background-color="#ffffff"/>
    </style:style>
    <style:style style:name="T30_17" style:family="text">
      <style:text-properties fo:background-color="#ffffff"/>
    </style:style>
    <style:style style:name="T30_18" style:family="text">
      <style:text-properties fo:background-color="#ffffff"/>
    </style:style>
    <style:style style:name="T30_19" style:family="text">
      <style:text-properties fo:background-color="#ffffff"/>
    </style:style>
    <style:style style:name="T30_20" style:family="text">
      <style:text-properties fo:background-color="#ffffff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background-color="#ffffff"/>
    </style:style>
    <style:style style:name="T31_2" style:family="text">
      <style:text-properties fo:background-color="#ffffff"/>
    </style:style>
    <style:style style:name="T31_3" style:family="text">
      <style:text-properties fo:background-color="#ffffff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T31_8" style:family="text">
      <style:text-properties fo:background-color="#ffffff"/>
    </style:style>
    <style:style style:name="T31_9" style:family="text">
      <style:text-properties fo:background-color="#ffffff"/>
    </style:style>
    <style:style style:name="T31_10" style:family="text">
      <style:text-properties fo:background-color="#ffffff"/>
    </style:style>
    <style:style style:name="T31_11" style:family="text">
      <style:text-properties fo:background-color="#ffffff"/>
    </style:style>
    <style:style style:name="T31_12" style:family="text">
      <style:text-properties fo:background-color="#ffffff"/>
    </style:style>
    <style:style style:name="T31_13" style:family="text">
      <style:text-properties fo:background-color="#ffffff"/>
    </style:style>
    <style:style style:name="T31_14" style:family="text">
      <style:text-properties fo:background-color="#ffffff"/>
    </style:style>
    <style:style style:name="T31_15" style:family="text">
      <style:text-properties fo:background-color="#ffffff"/>
    </style:style>
    <style:style style:name="T31_16" style:family="text">
      <style:text-properties fo:background-color="#ffffff"/>
    </style:style>
    <style:style style:name="T31_17" style:family="text">
      <style:text-properties fo:background-color="#ffffff"/>
    </style:style>
    <style:style style:name="T31_18" style:family="text">
      <style:text-properties fo:background-color="#ffffff"/>
    </style:style>
    <style:style style:name="T31_19" style:family="text">
      <style:text-properties fo:background-color="#ffffff"/>
    </style:style>
    <style:style style:name="T31_20" style:family="text">
      <style:text-properties fo:background-color="#ffffff"/>
    </style:style>
    <style:style style:name="T31_21" style:family="text">
      <style:text-properties fo:background-color="#ffffff"/>
    </style:style>
    <style:style style:name="T31_22" style:family="text">
      <style:text-properties fo:background-color="#ffffff"/>
    </style:style>
    <style:style style:name="T31_23" style:family="text">
      <style:text-properties fo:background-color="#ffffff"/>
    </style:style>
    <style:style style:name="T31_24" style:family="text">
      <style:text-properties fo:background-color="#ffffff"/>
    </style:style>
    <style:style style:name="T31_25" style:family="text">
      <style:text-properties fo:background-color="#ffffff"/>
    </style:style>
    <style:style style:name="T31_26" style:family="text">
      <style:text-properties fo:background-color="#ffffff"/>
    </style:style>
    <style:style style:name="T31_27" style:family="text">
      <style:text-properties fo:background-color="#ffffff"/>
    </style:style>
    <style:style style:name="T31_28" style:family="text">
      <style:text-properties fo:background-color="#ffffff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background-color="#ffffff"/>
    </style:style>
    <style:style style:name="T32_2" style:family="text">
      <style:text-properties fo:background-color="#ffffff"/>
    </style:style>
    <style:style style:name="T32_3" style:family="text">
      <style:text-properties fo:background-color="#ffffff"/>
    </style:style>
    <style:style style:name="T32_4" style:family="text">
      <style:text-properties fo:background-color="#ffffff"/>
    </style:style>
    <style:style style:name="T32_5" style:family="text">
      <style:text-properties fo:background-color="#ffffff"/>
    </style:style>
    <style:style style:name="T32_6" style:family="text">
      <style:text-properties fo:background-color="#ffffff"/>
    </style:style>
    <style:style style:name="T32_7" style:family="text">
      <style:text-properties fo:background-color="#ffffff"/>
    </style:style>
    <style:style style:name="T32_8" style:family="text">
      <style:text-properties fo:background-color="#ffffff"/>
    </style:style>
    <style:style style:name="T32_9" style:family="text">
      <style:text-properties fo:background-color="#ffffff"/>
    </style:style>
    <style:style style:name="T32_10" style:family="text">
      <style:text-properties fo:background-color="#ffffff"/>
    </style:style>
    <style:style style:name="T32_11" style:family="text">
      <style:text-properties fo:background-color="#ffffff"/>
    </style:style>
    <style:style style:name="T32_12" style:family="text">
      <style:text-properties fo:background-color="#ffffff"/>
    </style:style>
    <style:style style:name="T32_13" style:family="text">
      <style:text-properties fo:background-color="#ffffff"/>
    </style:style>
    <style:style style:name="T32_14" style:family="text">
      <style:text-properties fo:background-color="#ffffff"/>
    </style:style>
    <style:style style:name="T32_15" style:family="text">
      <style:text-properties fo:background-color="#ffffff"/>
    </style:style>
    <style:style style:name="T32_16" style:family="text">
      <style:text-properties fo:background-color="#ffffff"/>
    </style:style>
    <style:style style:name="T32_17" style:family="text">
      <style:text-properties fo:background-color="#ffffff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background-color="#ffffff"/>
    </style:style>
    <style:style style:name="T33_2" style:family="text">
      <style:text-properties fo:background-color="#ffffff"/>
    </style:style>
    <style:style style:name="T33_3" style:family="text">
      <style:text-properties fo:background-color="#ffffff"/>
    </style:style>
    <style:style style:name="T33_4" style:family="text">
      <style:text-properties fo:background-color="#ffffff"/>
    </style:style>
    <style:style style:name="T33_5" style:family="text">
      <style:text-properties fo:background-color="#ffffff"/>
    </style:style>
    <style:style style:name="T33_6" style:family="text">
      <style:text-properties fo:background-color="#ffffff"/>
    </style:style>
    <style:style style:name="T33_7" style:family="text">
      <style:text-properties fo:background-color="#ffffff"/>
    </style:style>
    <style:style style:name="T33_8" style:family="text">
      <style:text-properties fo:background-color="#ffffff"/>
    </style:style>
    <style:style style:name="T33_9" style:family="text">
      <style:text-properties fo:background-color="#ffffff"/>
    </style:style>
    <style:style style:name="T33_10" style:family="text">
      <style:text-properties fo:background-color="#ffffff"/>
    </style:style>
    <style:style style:name="T33_11" style:family="text">
      <style:text-properties fo:background-color="#ffffff"/>
    </style:style>
    <style:style style:name="T33_12" style:family="text">
      <style:text-properties fo:background-color="#ffffff"/>
    </style:style>
    <style:style style:name="T33_13" style:family="text">
      <style:text-properties fo:background-color="#ffffff"/>
    </style:style>
    <style:style style:name="T33_14" style:family="text">
      <style:text-properties fo:background-color="#ffffff"/>
    </style:style>
    <style:style style:name="T33_15" style:family="text">
      <style:text-properties fo:background-color="#ffffff"/>
    </style:style>
    <style:style style:name="T33_16" style:family="text">
      <style:text-properties fo:background-color="#ffffff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background-color="#ffffff"/>
    </style:style>
    <style:style style:name="T34_2" style:family="text">
      <style:text-properties fo:background-color="#ffffff"/>
    </style:style>
    <style:style style:name="T34_3" style:family="text">
      <style:text-properties fo:background-color="#ffffff"/>
    </style:style>
    <style:style style:name="T34_4" style:family="text">
      <style:text-properties fo:background-color="#ffffff"/>
    </style:style>
    <style:style style:name="T34_5" style:family="text">
      <style:text-properties fo:background-color="#ffffff"/>
    </style:style>
    <style:style style:name="T34_6" style:family="text">
      <style:text-properties fo:background-color="#ffffff"/>
    </style:style>
    <style:style style:name="T34_7" style:family="text">
      <style:text-properties fo:background-color="#ffffff"/>
    </style:style>
    <style:style style:name="T34_8" style:family="text">
      <style:text-properties fo:background-color="#ffffff"/>
    </style:style>
    <style:style style:name="T34_9" style:family="text">
      <style:text-properties fo:background-color="#ffffff"/>
    </style:style>
    <style:style style:name="T34_10" style:family="text">
      <style:text-properties fo:background-color="#ffffff"/>
    </style:style>
    <style:style style:name="T34_11" style:family="text">
      <style:text-properties fo:background-color="#ffffff"/>
    </style:style>
    <style:style style:name="T34_12" style:family="text">
      <style:text-properties fo:background-color="#ffffff"/>
    </style:style>
    <style:style style:name="T34_13" style:family="text">
      <style:text-properties fo:background-color="#ffffff"/>
    </style:style>
    <style:style style:name="T34_14" style:family="text">
      <style:text-properties fo:background-color="#ffffff"/>
    </style:style>
    <style:style style:name="T34_15" style:family="text">
      <style:text-properties fo:background-color="#ffffff"/>
    </style:style>
    <style:style style:name="T34_16" style:family="text">
      <style:text-properties fo:background-color="#ffffff"/>
    </style:style>
    <style:style style:name="T34_17" style:family="text">
      <style:text-properties fo:background-color="#ffffff"/>
    </style:style>
    <style:style style:name="T34_18" style:family="text">
      <style:text-properties fo:background-color="#ffffff"/>
    </style:style>
    <style:style style:name="T34_19" style:family="text">
      <style:text-properties fo:background-color="#ffffff"/>
    </style:style>
    <style:style style:name="T34_20" style:family="text">
      <style:text-properties fo:background-color="#ffffff"/>
    </style:style>
    <style:style style:name="T34_21" style:family="text">
      <style:text-properties fo:background-color="#ffffff"/>
    </style:style>
    <style:style style:name="T34_22" style:family="text">
      <style:text-properties fo:background-color="#ffffff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background-color="#ffffff"/>
    </style:style>
    <style:style style:name="T35_2" style:family="text">
      <style:text-properties fo:background-color="#ffffff"/>
    </style:style>
    <style:style style:name="T35_3" style:family="text">
      <style:text-properties fo:background-color="#ffffff"/>
    </style:style>
    <style:style style:name="T35_4" style:family="text">
      <style:text-properties fo:background-color="#ffffff"/>
    </style:style>
    <style:style style:name="T35_5" style:family="text">
      <style:text-properties fo:background-color="#ffffff"/>
    </style:style>
    <style:style style:name="T35_6" style:family="text">
      <style:text-properties fo:background-color="#ffffff"/>
    </style:style>
    <style:style style:name="T35_7" style:family="text">
      <style:text-properties fo:background-color="#ffffff"/>
    </style:style>
    <style:style style:name="T35_8" style:family="text">
      <style:text-properties fo:background-color="#ffffff"/>
    </style:style>
    <style:style style:name="T35_9" style:family="text">
      <style:text-properties fo:background-color="#ffffff"/>
    </style:style>
    <style:style style:name="T35_10" style:family="text">
      <style:text-properties fo:background-color="#ffffff"/>
    </style:style>
    <style:style style:name="T35_11" style:family="text">
      <style:text-properties fo:background-color="#ffffff"/>
    </style:style>
    <style:style style:name="T35_12" style:family="text">
      <style:text-properties fo:background-color="#ffffff"/>
    </style:style>
    <style:style style:name="T35_13" style:family="text">
      <style:text-properties fo:background-color="#ffffff"/>
    </style:style>
    <style:style style:name="T35_14" style:family="text">
      <style:text-properties fo:background-color="#ffffff"/>
    </style:style>
    <style:style style:name="T35_15" style:family="text">
      <style:text-properties fo:background-color="#ffffff"/>
    </style:style>
    <style:style style:name="T35_16" style:family="text">
      <style:text-properties fo:background-color="#ffffff"/>
    </style:style>
    <style:style style:name="T35_17" style:family="text">
      <style:text-properties fo:background-color="#ffffff"/>
    </style:style>
    <style:style style:name="T35_18" style:family="text">
      <style:text-properties fo:background-color="#ffffff"/>
    </style:style>
    <style:style style:name="T35_19" style:family="text">
      <style:text-properties fo:background-color="#ffffff"/>
    </style:style>
    <style:style style:name="T35_20" style:family="text">
      <style:text-properties fo:background-color="#ffffff"/>
    </style:style>
    <style:style style:name="T35_21" style:family="text">
      <style:text-properties fo:background-color="#ffffff"/>
    </style:style>
    <style:style style:name="T35_22" style:family="text">
      <style:text-properties fo:background-color="#ffffff"/>
    </style:style>
    <style:style style:name="T35_23" style:family="text">
      <style:text-properties fo:background-color="#ffffff"/>
    </style:style>
    <style:style style:name="T35_24" style:family="text">
      <style:text-properties fo:background-color="#ffffff"/>
    </style:style>
    <style:style style:name="T35_25" style:family="text">
      <style:text-properties fo:background-color="#ffffff"/>
    </style:style>
    <style:style style:name="T35_26" style:family="text">
      <style:text-properties fo:background-color="#ffffff"/>
    </style:style>
    <style:style style:name="T35_27" style:family="text">
      <style:text-properties fo:background-color="#ffffff"/>
    </style:style>
    <style:style style:name="T35_28" style:family="text">
      <style:text-properties fo:background-color="#ffffff"/>
    </style:style>
    <style:style style:name="T35_29" style:family="text">
      <style:text-properties fo:background-color="#ffffff"/>
    </style:style>
    <style:style style:name="T35_30" style:family="text">
      <style:text-properties fo:background-color="#ffffff"/>
    </style:style>
    <style:style style:name="T35_31" style:family="text">
      <style:text-properties fo:background-color="#ffffff"/>
    </style:style>
    <style:style style:name="T35_32" style:family="text">
      <style:text-properties fo:background-color="#ffffff"/>
    </style:style>
    <style:style style:name="T35_33" style:family="text">
      <style:text-properties fo:background-color="#ffffff"/>
    </style:style>
    <style:style style:name="T35_34" style:family="text">
      <style:text-properties fo:background-color="#ffffff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background-color="#ffffff"/>
    </style:style>
    <style:style style:name="T36_2" style:family="text">
      <style:text-properties fo:background-color="#ffffff"/>
    </style:style>
    <style:style style:name="T36_3" style:family="text">
      <style:text-properties fo:background-color="#ffffff"/>
    </style:style>
    <style:style style:name="T36_4" style:family="text">
      <style:text-properties fo:background-color="#ffffff"/>
    </style:style>
    <style:style style:name="T36_5" style:family="text">
      <style:text-properties fo:background-color="#ffffff"/>
    </style:style>
    <style:style style:name="T36_6" style:family="text">
      <style:text-properties fo:background-color="#ffffff"/>
    </style:style>
    <style:style style:name="T36_7" style:family="text">
      <style:text-properties fo:background-color="#ffffff"/>
    </style:style>
    <style:style style:name="T36_8" style:family="text">
      <style:text-properties fo:background-color="#ffffff"/>
    </style:style>
    <style:style style:name="T36_9" style:family="text">
      <style:text-properties fo:background-color="#ffffff"/>
    </style:style>
    <style:style style:name="T36_10" style:family="text">
      <style:text-properties fo:background-color="#ffffff"/>
    </style:style>
    <style:style style:name="T36_11" style:family="text">
      <style:text-properties fo:background-color="#ffffff"/>
    </style:style>
    <style:style style:name="T36_12" style:family="text">
      <style:text-properties fo:background-color="#ffffff"/>
    </style:style>
    <style:style style:name="T36_13" style:family="text">
      <style:text-properties fo:background-color="#ffffff"/>
    </style:style>
    <style:style style:name="T36_14" style:family="text">
      <style:text-properties fo:background-color="#ffffff"/>
    </style:style>
    <style:style style:name="T36_15" style:family="text">
      <style:text-properties fo:background-color="#ffffff"/>
    </style:style>
    <style:style style:name="T36_16" style:family="text">
      <style:text-properties fo:background-color="#ffffff"/>
    </style:style>
    <style:style style:name="T36_17" style:family="text">
      <style:text-properties fo:background-color="#ffffff"/>
    </style:style>
    <style:style style:name="T36_18" style:family="text">
      <style:text-properties fo:background-color="#ffffff"/>
    </style:style>
    <style:style style:name="T36_19" style:family="text">
      <style:text-properties fo:background-color="#ffffff"/>
    </style:style>
    <style:style style:name="T36_20" style:family="text">
      <style:text-properties fo:background-color="#ffffff"/>
    </style:style>
    <style:style style:name="T36_21" style:family="text">
      <style:text-properties fo:background-color="#ffffff"/>
    </style:style>
    <style:style style:name="T36_22" style:family="text">
      <style:text-properties fo:background-color="#ffffff"/>
    </style:style>
    <style:style style:name="T36_23" style:family="text">
      <style:text-properties fo:background-color="#ffffff"/>
    </style:style>
    <style:style style:name="T36_24" style:family="text">
      <style:text-properties fo:background-color="#ffffff"/>
    </style:style>
    <style:style style:name="T36_25" style:family="text">
      <style:text-properties fo:background-color="#ffffff"/>
    </style:style>
    <style:style style:name="T36_26" style:family="text">
      <style:text-properties fo:background-color="#ffffff"/>
    </style:style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>
      <style:text-properties fo:background-color="#ffffff"/>
    </style:style>
    <style:style style:name="T37_2" style:family="text">
      <style:text-properties fo:background-color="#ffffff"/>
    </style:style>
    <style:style style:name="T37_3" style:family="text">
      <style:text-properties fo:background-color="#ffffff"/>
    </style:style>
    <style:style style:name="T37_4" style:family="text">
      <style:text-properties fo:background-color="#ffffff"/>
    </style:style>
    <style:style style:name="T37_5" style:family="text">
      <style:text-properties fo:background-color="#ffffff"/>
    </style:style>
    <style:style style:name="T37_6" style:family="text">
      <style:text-properties fo:background-color="#ffffff"/>
    </style:style>
    <style:style style:name="T37_7" style:family="text">
      <style:text-properties fo:background-color="#ffffff"/>
    </style:style>
    <style:style style:name="T37_8" style:family="text">
      <style:text-properties fo:background-color="#ffffff"/>
    </style:style>
    <style:style style:name="T37_9" style:family="text">
      <style:text-properties fo:background-color="#ffffff"/>
    </style:style>
    <style:style style:name="T37_10" style:family="text">
      <style:text-properties fo:background-color="#ffffff"/>
    </style:style>
    <style:style style:name="T37_11" style:family="text">
      <style:text-properties fo:background-color="#ffffff"/>
    </style:style>
    <style:style style:name="T37_12" style:family="text">
      <style:text-properties fo:background-color="#ffffff"/>
    </style:style>
    <style:style style:name="T37_13" style:family="text">
      <style:text-properties fo:background-color="#ffffff"/>
    </style:style>
    <style:style style:name="T37_14" style:family="text">
      <style:text-properties fo:background-color="#ffffff"/>
    </style:style>
    <style:style style:name="T37_15" style:family="text">
      <style:text-properties fo:background-color="#ffffff"/>
    </style:style>
    <style:style style:name="T37_16" style:family="text">
      <style:text-properties fo:background-color="#ffffff"/>
    </style:style>
    <style:style style:name="T37_17" style:family="text">
      <style:text-properties fo:background-color="#ffffff"/>
    </style:style>
    <style:style style:name="T37_18" style:family="text">
      <style:text-properties fo:background-color="#ffffff"/>
    </style:style>
    <style:style style:name="T37_19" style:family="text">
      <style:text-properties fo:background-color="#ffffff"/>
    </style:style>
    <style:style style:name="T37_20" style:family="text">
      <style:text-properties fo:background-color="#ffffff"/>
    </style:style>
    <style:style style:name="T37_21" style:family="text">
      <style:text-properties fo:background-color="#ffffff"/>
    </style:style>
    <style:style style:name="T37_22" style:family="text">
      <style:text-properties fo:background-color="#ffffff"/>
    </style:style>
    <style:style style:name="T37_23" style:family="text">
      <style:text-properties fo:background-color="#ffffff"/>
    </style:style>
    <style:style style:name="T37_24" style:family="text">
      <style:text-properties fo:background-color="#ffffff"/>
    </style:style>
    <style:style style:name="T37_25" style:family="text">
      <style:text-properties fo:background-color="#ffffff"/>
    </style:style>
    <style:style style:name="T37_26" style:family="text">
      <style:text-properties fo:background-color="#ffffff"/>
    </style:style>
    <style:style style:name="T37_27" style:family="text">
      <style:text-properties fo:background-color="#ffffff"/>
    </style:style>
    <style:style style:name="T37_28" style:family="text">
      <style:text-properties fo:background-color="#ffffff"/>
    </style:style>
    <style:style style:name="T37_29" style:family="text">
      <style:text-properties fo:background-color="#ffffff"/>
    </style:style>
    <style:style style:name="T37_30" style:family="text">
      <style:text-properties fo:background-color="#ffffff"/>
    </style:style>
    <style:style style:name="T37_31" style:family="text">
      <style:text-properties fo:background-color="#ffffff"/>
    </style:style>
    <style:style style:name="T37_32" style:family="text">
      <style:text-properties fo:background-color="#ffffff"/>
    </style:style>
    <style:style style:name="T37_33" style:family="text">
      <style:text-properties fo:background-color="#ffffff"/>
    </style:style>
    <style:style style:name="T37_34" style:family="text">
      <style:text-properties fo:background-color="#ffffff"/>
    </style:style>
    <style:style style:name="T37_35" style:family="text">
      <style:text-properties fo:background-color="#ffffff"/>
    </style:style>
    <style:style style:name="T37_36" style:family="text">
      <style:text-properties fo:background-color="#ffffff"/>
    </style:style>
    <style:style style:name="T37_37" style:family="text">
      <style:text-properties fo:background-color="#ffffff"/>
    </style:style>
    <style:style style:name="T37_38" style:family="text">
      <style:text-properties fo:background-color="#ffffff"/>
    </style:style>
    <style:style style:name="T37_39" style:family="text">
      <style:text-properties fo:background-color="#ffffff"/>
    </style:style>
    <style:style style:name="T37_40" style:family="text">
      <style:text-properties fo:background-color="#ffffff"/>
    </style:style>
    <style:style style:name="T37_41" style:family="text">
      <style:text-properties fo:background-color="#ffffff"/>
    </style:style>
    <style:style style:name="T37_42" style:family="text">
      <style:text-properties fo:background-color="#ffffff"/>
    </style:style>
    <style:style style:name="T37_43" style:family="text">
      <style:text-properties fo:background-color="#ffffff"/>
    </style:style>
    <style:style style:name="T37_44" style:family="text">
      <style:text-properties fo:background-color="#ffffff"/>
    </style:style>
    <style:style style:name="P38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/>
    </style:style>
    <style:style style:name="P40" style:family="paragraph" style:parent-style-name="Standard">
      <style:paragraph-properties fo:break-before="auto" fo:line-height="115%" style:writing-mode="lr-tb"/>
      <style:text-properties fo:background-color="#ffffff"/>
    </style:style>
  </office:automatic-styles>
  <office:body>
    <office:text>
      <text:p text:style-name="P1"><text:span text:style-name="T1_1">Product</text:span><text:span text:style-name="T1_2"><text:s/></text:span><text:span text:style-name="T1_3">Backlog</text:span></text:p>
      <text:list text:style-name="LS1" xml:id="list0">
        <text:list-item>
          <text:p text:style-name="P2"><text:span text:style-name="T2_1">Problem</text:span><text:span text:style-name="T2_2"><text:s/></text:span><text:span text:style-name="T2_3">Statement</text:span><text:span text:style-name="T2_4">:</text:span></text:p>
        </text:list-item>
      </text:list>
      <text:p text:style-name="P3"><text:span text:style-name="T3_1">In</text:span><text:span text:style-name="T3_2"><text:s/></text:span><text:span text:style-name="T3_3">current</text:span><text:span text:style-name="T3_4"><text:s/></text:span><text:span text:style-name="T3_5">society</text:span><text:span text:style-name="T3_6">,<text:s/></text:span><text:span text:style-name="T3_7">there</text:span><text:span text:style-name="T3_8"><text:s/></text:span><text:span text:style-name="T3_9">is</text:span><text:span text:style-name="T3_10"><text:s/></text:span><text:span text:style-name="T3_11">a</text:span><text:span text:style-name="T3_12"><text:s/></text:span><text:span text:style-name="T3_13">high</text:span><text:span text:style-name="T3_14"><text:s/></text:span><text:span text:style-name="T3_15">demand</text:span><text:span text:style-name="T3_16"><text:s/></text:span><text:span text:style-name="T3_17">for</text:span><text:span text:style-name="T3_18"><text:s/></text:span><text:span text:style-name="T3_19">entertainment</text:span><text:span text:style-name="T3_20">,<text:s/></text:span><text:span text:style-name="T3_21">namely</text:span><text:span text:style-name="T3_22"><text:s/></text:span><text:span text:style-name="T3_23">video</text:span><text:span text:style-name="T3_24"><text:s/></text:span><text:span text:style-name="T3_25">games</text:span><text:span text:style-name="T3_26">.<text:s/></text:span><text:span text:style-name="T3_27">While</text:span><text:span text:style-name="T3_28"><text:s/></text:span><text:span text:style-name="T3_29">the</text:span><text:span text:style-name="T3_30"><text:s/></text:span><text:span text:style-name="T3_31">market</text:span><text:span text:style-name="T3_32"><text:s/></text:span><text:span text:style-name="T3_33">is</text:span><text:span text:style-name="T3_34"><text:s/></text:span><text:span text:style-name="T3_35">flooded</text:span><text:span text:style-name="T3_36"><text:s/></text:span><text:span text:style-name="T3_37">with</text:span><text:span text:style-name="T3_38"><text:s/></text:span><text:span text:style-name="T3_39">AAA</text:span><text:span text:style-name="T3_40"><text:s/></text:span><text:span text:style-name="T3_41">games</text:span><text:span text:style-name="T3_42"><text:s/></text:span><text:span text:style-name="T3_43">and</text:span><text:span text:style-name="T3_44"><text:s/></text:span><text:span text:style-name="T3_45">indie</text:span><text:span text:style-name="T3_46"><text:s/></text:span><text:span text:style-name="T3_47">games</text:span><text:span text:style-name="T3_48"><text:s/></text:span><text:span text:style-name="T3_49">alike</text:span><text:span text:style-name="T3_50">,<text:s/></text:span><text:span text:style-name="T3_51">the</text:span><text:span text:style-name="T3_52"><text:s/>2</text:span><text:span text:style-name="T3_53">D</text:span><text:span text:style-name="T3_54"><text:s/></text:span><text:span text:style-name="T3_55">dungeon</text:span><text:span text:style-name="T3_56"><text:s/></text:span><text:span text:style-name="T3_57">crawler</text:span><text:span text:style-name="T3_58"><text:s/></text:span><text:span text:style-name="T3_59">is</text:span><text:span text:style-name="T3_60"><text:s/></text:span><text:span text:style-name="T3_61">lost</text:span><text:span text:style-name="T3_62"><text:s/></text:span><text:span text:style-name="T3_63">in</text:span><text:span text:style-name="T3_64"><text:s/></text:span><text:span text:style-name="T3_65">this</text:span><text:span text:style-name="T3_66"><text:s/></text:span><text:span text:style-name="T3_67">generation</text:span><text:span text:style-name="T3_68">.<text:s/></text:span><text:span text:style-name="T3_69">Our</text:span><text:span text:style-name="T3_70"><text:s/></text:span><text:span text:style-name="T3_71">idea</text:span><text:span text:style-name="T3_72"><text:s/></text:span><text:span text:style-name="T3_73">is</text:span><text:span text:style-name="T3_74"><text:s/></text:span><text:span text:style-name="T3_75">unique</text:span><text:span text:style-name="T3_76"><text:s/></text:span><text:span text:style-name="T3_77">enough</text:span><text:span text:style-name="T3_78"><text:s/></text:span><text:span text:style-name="T3_79">to</text:span><text:span text:style-name="T3_80"><text:s/></text:span><text:span text:style-name="T3_81">have</text:span><text:span text:style-name="T3_82"><text:s/></text:span><text:span text:style-name="T3_83">a</text:span><text:span text:style-name="T3_84"><text:s/></text:span><text:span text:style-name="T3_85">good</text:span><text:span text:style-name="T3_86"><text:s/></text:span><text:span text:style-name="T3_87">stake</text:span><text:span text:style-name="T3_88"><text:s/></text:span><text:span text:style-name="T3_89">in</text:span><text:span text:style-name="T3_90"><text:s/></text:span><text:span text:style-name="T3_91">the</text:span><text:span text:style-name="T3_92"><text:s/></text:span><text:span text:style-name="T3_93">video</text:span><text:span text:style-name="T3_94"><text:s/></text:span><text:span text:style-name="T3_95">game</text:span><text:span text:style-name="T3_96"><text:s/></text:span><text:span text:style-name="T3_97">industry</text:span><text:span text:style-name="T3_98"><text:s/></text:span><text:span text:style-name="T3_99">by</text:span><text:span text:style-name="T3_100"><text:s/></text:span><text:span text:style-name="T3_101">taking</text:span><text:span text:style-name="T3_102"><text:s/></text:span><text:span text:style-name="T3_103">a</text:span><text:span text:style-name="T3_104"><text:s/></text:span><text:span text:style-name="T3_105">well</text:span><text:span text:style-name="T3_106">-</text:span><text:span text:style-name="T3_107">known</text:span><text:span text:style-name="T3_108"><text:s/></text:span><text:span text:style-name="T3_109">genre</text:span><text:span text:style-name="T3_110"><text:s/></text:span><text:span text:style-name="T3_111">and</text:span><text:span text:style-name="T3_112"><text:s/></text:span><text:span text:style-name="T3_113">adding</text:span><text:span text:style-name="T3_114"><text:s/></text:span><text:span text:style-name="T3_115">a</text:span><text:span text:style-name="T3_116"><text:s/></text:span><text:span text:style-name="T3_117">twist</text:span><text:span text:style-name="T3_118"><text:s/></text:span><text:span text:style-name="T3_119">to</text:span><text:span text:style-name="T3_120"><text:s/></text:span><text:span text:style-name="T3_121">the</text:span><text:span text:style-name="T3_122"><text:s/></text:span><text:span text:style-name="T3_123">gameplay</text:span><text:span text:style-name="T3_124">.</text:span></text:p>
      <text:p text:style-name="P4"/>
      <text:list text:style-name="LS1" xml:id="list1" text:continue-list="list0">
        <text:list-item>
          <text:p text:style-name="P5"><text:span text:style-name="T5_1">Background</text:span><text:span text:style-name="T5_2"><text:s/></text:span><text:span text:style-name="T5_3">Information</text:span><text:span text:style-name="T5_4">:</text:span></text:p>
        </text:list-item>
      </text:list>
      <text:p text:style-name="P6"><text:span text:style-name="T6_1">There</text:span><text:span text:style-name="T6_2"><text:s/></text:span><text:span text:style-name="T6_3">are</text:span><text:span text:style-name="T6_4"><text:s/></text:span><text:span text:style-name="T6_5">several</text:span><text:span text:style-name="T6_6"><text:s/></text:span><text:span text:style-name="T6_7">games</text:span><text:span text:style-name="T6_8"><text:s/></text:span><text:span text:style-name="T6_9">that</text:span><text:span text:style-name="T6_10"><text:s/></text:span><text:span text:style-name="T6_11">have</text:span><text:span text:style-name="T6_12"><text:s/>2</text:span><text:span text:style-name="T6_13">D</text:span><text:span text:style-name="T6_14"><text:s/></text:span><text:span text:style-name="T6_15">top</text:span><text:span text:style-name="T6_16">-</text:span><text:span text:style-name="T6_17">down</text:span><text:span text:style-name="T6_18"><text:s/></text:span><text:span text:style-name="T6_19">sword</text:span><text:span text:style-name="T6_20"><text:s/></text:span><text:span text:style-name="T6_21">play</text:span><text:span text:style-name="T6_22">,<text:s/></text:span><text:span text:style-name="T6_23">but</text:span><text:span text:style-name="T6_24"><text:s/></text:span><text:span text:style-name="T6_25">none</text:span><text:span text:style-name="T6_26"><text:s/></text:span><text:span text:style-name="T6_27">that</text:span><text:span text:style-name="T6_28"><text:s/></text:span><text:span text:style-name="T6_29">actually</text:span><text:span text:style-name="T6_30"><text:s/></text:span><text:span text:style-name="T6_31">focus</text:span><text:span text:style-name="T6_32"><text:s/></text:span><text:span text:style-name="T6_33">on</text:span><text:span text:style-name="T6_34"><text:s/></text:span><text:span text:style-name="T6_35">a</text:span><text:span text:style-name="T6_36"><text:s/></text:span><text:span text:style-name="T6_37">crucial</text:span><text:span text:style-name="T6_38"><text:s/></text:span><text:span text:style-name="T6_39">character</text:span><text:span text:style-name="T6_40"><text:s/></text:span><text:span text:style-name="T6_41">in</text:span><text:span text:style-name="T6_42"><text:s/></text:span><text:span text:style-name="T6_43">them</text:span><text:span text:style-name="T6_44">:<text:s/></text:span><text:span text:style-name="T6_45">the</text:span><text:span text:style-name="T6_46"><text:s/></text:span><text:span text:style-name="T6_47">sword</text:span><text:span text:style-name="T6_48">.<text:s text:c="2"/></text:span><text:span text:style-name="T6_49">You</text:span><text:span text:style-name="T6_50"><text:s/></text:span><text:span text:style-name="T6_51">Are</text:span><text:span text:style-name="T6_52"><text:s/></text:span><text:span text:style-name="T6_53">the</text:span><text:span text:style-name="T6_54"><text:s/></text:span><text:span text:style-name="T6_55">Sword</text:span><text:span text:style-name="T6_56">,<text:s/></text:span><text:span text:style-name="T6_57">unlike</text:span><text:span text:style-name="T6_58"><text:s/></text:span><text:span text:style-name="T6_59">the</text:span><text:span text:style-name="T6_60"><text:s/></text:span><text:span text:style-name="T6_61">other</text:span><text:span text:style-name="T6_62"><text:s/></text:span><text:span text:style-name="T6_63">titles</text:span><text:span text:style-name="T6_64"><text:s/></text:span><text:span text:style-name="T6_65">that</text:span><text:span text:style-name="T6_66"><text:s/></text:span><text:span text:style-name="T6_67">are</text:span><text:span text:style-name="T6_68"><text:s/></text:span><text:span text:style-name="T6_69">considered</text:span><text:span text:style-name="T6_70"><text:s/></text:span><text:span text:style-name="T6_71">dungeon</text:span><text:span text:style-name="T6_72">-</text:span><text:span text:style-name="T6_73">crawlers</text:span><text:span text:style-name="T6_74">,<text:s/></text:span><text:span text:style-name="T6_75">positions</text:span><text:span text:style-name="T6_76"><text:s/></text:span><text:span text:style-name="T6_77">the</text:span><text:span text:style-name="T6_78"><text:s/></text:span><text:span text:style-name="T6_79">player</text:span><text:span text:style-name="T6_80"><text:s/></text:span><text:span text:style-name="T6_81">in</text:span><text:span text:style-name="T6_82"><text:s/></text:span><text:span text:style-name="T6_83">the</text:span><text:span text:style-name="T6_84"><text:s/></text:span><text:span text:style-name="T6_85">swords</text:span><text:span text:style-name="T6_86"><text:s/></text:span><text:span text:style-name="T6_87">perspective</text:span><text:span text:style-name="T6_88">.<text:s text:c="2"/></text:span><text:span text:style-name="T6_89">As</text:span><text:span text:style-name="T6_90"><text:s/></text:span><text:span text:style-name="T6_91">the</text:span><text:span text:style-name="T6_92"><text:s/></text:span><text:span text:style-name="T6_93">name</text:span><text:span text:style-name="T6_94"><text:s/></text:span><text:span text:style-name="T6_95">suggests</text:span><text:span text:style-name="T6_96">,<text:s/></text:span><text:span text:style-name="T6_97">you</text:span><text:span text:style-name="T6_98"><text:s/></text:span><text:span text:style-name="T6_99">play</text:span><text:span text:style-name="T6_100"><text:s/></text:span><text:span text:style-name="T6_101">the</text:span><text:span text:style-name="T6_102"><text:s/></text:span><text:span text:style-name="T6_103">part</text:span><text:span text:style-name="T6_104"><text:s/></text:span><text:span text:style-name="T6_105">of</text:span><text:span text:style-name="T6_106"><text:s/></text:span><text:span text:style-name="T6_107">a</text:span><text:span text:style-name="T6_108"><text:s/></text:span><text:span text:style-name="T6_109">parasitic</text:span><text:span text:style-name="T6_110"><text:s/></text:span><text:span text:style-name="T6_111">sword</text:span><text:span text:style-name="T6_112"><text:s/></text:span><text:span text:style-name="T6_113">who</text:span><text:span text:style-name="T6_114"><text:s/></text:span><text:span text:style-name="T6_115">possesses</text:span><text:span text:style-name="T6_116"><text:s/></text:span><text:span text:style-name="T6_117">wanderers</text:span><text:span text:style-name="T6_118"><text:s/></text:span><text:span text:style-name="T6_119">to</text:span><text:span text:style-name="T6_120"><text:s/></text:span><text:span text:style-name="T6_121">fight</text:span><text:span text:style-name="T6_122"><text:s/></text:span><text:span text:style-name="T6_123">for</text:span><text:span text:style-name="T6_124"><text:s/></text:span><text:span text:style-name="T6_125">you</text:span><text:span text:style-name="T6_126">.<text:s/></text:span><text:span text:style-name="T6_127">The</text:span><text:span text:style-name="T6_128"><text:s/></text:span><text:span text:style-name="T6_129">ability</text:span><text:span text:style-name="T6_130"><text:s/></text:span><text:span text:style-name="T6_131">to</text:span><text:span text:style-name="T6_132"><text:s/></text:span><text:span text:style-name="T6_133">possess</text:span><text:span text:style-name="T6_134"><text:s/></text:span><text:span text:style-name="T6_135">adventurers</text:span><text:span text:style-name="T6_136"><text:s/></text:span><text:span text:style-name="T6_137">with</text:span><text:span text:style-name="T6_138"><text:s/></text:span><text:span text:style-name="T6_139">different</text:span><text:span text:style-name="T6_140"><text:s/></text:span><text:span text:style-name="T6_141">abilities</text:span><text:span text:style-name="T6_142"><text:s/></text:span><text:span text:style-name="T6_143">allows</text:span><text:span text:style-name="T6_144"><text:s/></text:span><text:span text:style-name="T6_145">the</text:span><text:span text:style-name="T6_146"><text:s/></text:span><text:span text:style-name="T6_147">player</text:span><text:span text:style-name="T6_148"><text:s/></text:span><text:span text:style-name="T6_149">to</text:span><text:span text:style-name="T6_150"><text:s/></text:span><text:span text:style-name="T6_151">combine</text:span><text:span text:style-name="T6_152"><text:s/></text:span><text:span text:style-name="T6_153">different</text:span><text:span text:style-name="T6_154"><text:s/></text:span><text:span text:style-name="T6_155">adventurer</text:span><text:span text:style-name="T6_156">’</text:span><text:span text:style-name="T6_157">s</text:span><text:span text:style-name="T6_158"><text:s/></text:span><text:span text:style-name="T6_159">abilities</text:span><text:span text:style-name="T6_160"><text:s/></text:span><text:span text:style-name="T6_161">in</text:span><text:span text:style-name="T6_162"><text:s/></text:span><text:span text:style-name="T6_163">unique</text:span><text:span text:style-name="T6_164"><text:s/></text:span><text:span text:style-name="T6_165">ways</text:span><text:span text:style-name="T6_166">.<text:s/></text:span></text:p>
      <text:p text:style-name="P7"/>
      <text:list text:style-name="LS1" xml:id="list2" text:continue-list="list0">
        <text:list-item>
          <text:p text:style-name="P8"><text:span text:style-name="T8_1">Requirements</text:span><text:span text:style-name="T8_2">:</text:span></text:p>
        </text:list-item>
      </text:list>
      <text:p text:style-name="P9"><text:span text:style-name="T9_1">Functional</text:span><text:span text:style-name="T9_2">:</text:span></text:p>
      <text:list text:style-name="LS2" xml:id="list3">
        <text:list-item>
          <text:p text:style-name="P10"><text:span text:style-name="T10_1">As</text:span><text:span text:style-name="T10_2"><text:s/></text:span><text:span text:style-name="T10_3">a</text:span><text:span text:style-name="T10_4"><text:s/></text:span><text:span text:style-name="T10_5">user</text:span><text:span text:style-name="T10_6">,<text:s/></text:span><text:span text:style-name="T10_7">I</text:span><text:span text:style-name="T10_8"><text:s/></text:span><text:span text:style-name="T10_9">want</text:span><text:span text:style-name="T10_10"><text:s/></text:span><text:span text:style-name="T10_11">to</text:span><text:span text:style-name="T10_12"><text:s/></text:span><text:span text:style-name="T10_13">be</text:span><text:span text:style-name="T10_14"><text:s/></text:span><text:span text:style-name="T10_15">able</text:span><text:span text:style-name="T10_16"><text:s/></text:span><text:span text:style-name="T10_17">to</text:span><text:span text:style-name="T10_18"><text:s/></text:span><text:span text:style-name="T10_19">have</text:span><text:span text:style-name="T10_20"><text:s/></text:span><text:span text:style-name="T10_21">different</text:span><text:span text:style-name="T10_22"><text:s/></text:span><text:span text:style-name="T10_23">save</text:span><text:span text:style-name="T10_24"><text:s/></text:span><text:span text:style-name="T10_25">slots</text:span><text:span text:style-name="T10_26">.</text:span></text:p>
        </text:list-item>
        <text:list-item>
          <text:p text:style-name="P11"><text:span text:style-name="T11_1">As</text:span><text:span text:style-name="T11_2"><text:s/></text:span><text:span text:style-name="T11_3">a</text:span><text:span text:style-name="T11_4"><text:s/></text:span><text:span text:style-name="T11_5">user</text:span><text:span text:style-name="T11_6">,<text:s/></text:span><text:span text:style-name="T11_7">I</text:span><text:span text:style-name="T11_8"><text:s/></text:span><text:span text:style-name="T11_9">would</text:span><text:span text:style-name="T11_10"><text:s/></text:span><text:span text:style-name="T11_11">like</text:span><text:span text:style-name="T11_12"><text:s/></text:span><text:span text:style-name="T11_13">to</text:span><text:span text:style-name="T11_14"><text:s/></text:span><text:span text:style-name="T11_15">be</text:span><text:span text:style-name="T11_16"><text:s/></text:span><text:span text:style-name="T11_17">able</text:span><text:span text:style-name="T11_18"><text:s/></text:span><text:span text:style-name="T11_19">to</text:span><text:span text:style-name="T11_20"><text:s/></text:span><text:span text:style-name="T11_21">possess</text:span><text:span text:style-name="T11_22"><text:s/></text:span><text:span text:style-name="T11_23">adventurers</text:span><text:span text:style-name="T11_24">.</text:span></text:p>
        </text:list-item>
        <text:list-item>
          <text:p text:style-name="P12"><text:span text:style-name="T12_1">As</text:span><text:span text:style-name="T12_2"><text:s/></text:span><text:span text:style-name="T12_3">a</text:span><text:span text:style-name="T12_4"><text:s/></text:span><text:span text:style-name="T12_5">user</text:span><text:span text:style-name="T12_6">,<text:s/></text:span><text:span text:style-name="T12_7">I</text:span><text:span text:style-name="T12_8"><text:s/></text:span><text:span text:style-name="T12_9">want</text:span><text:span text:style-name="T12_10"><text:s/></text:span><text:span text:style-name="T12_11">multiple</text:span><text:span text:style-name="T12_12"><text:s/></text:span><text:span text:style-name="T12_13">classes</text:span><text:span text:style-name="T12_14"><text:s/></text:span><text:span text:style-name="T12_15">of</text:span><text:span text:style-name="T12_16"><text:s/></text:span><text:span text:style-name="T12_17">adventurers</text:span><text:span text:style-name="T12_18">.</text:span></text:p>
        </text:list-item>
        <text:list-item>
          <text:p text:style-name="P13"><text:span text:style-name="T13_1">As</text:span><text:span text:style-name="T13_2"><text:s/></text:span><text:span text:style-name="T13_3">a</text:span><text:span text:style-name="T13_4"><text:s/></text:span><text:span text:style-name="T13_5">user</text:span><text:span text:style-name="T13_6">,<text:s/></text:span><text:span text:style-name="T13_7">I</text:span><text:span text:style-name="T13_8"><text:s/></text:span><text:span text:style-name="T13_9">want</text:span><text:span text:style-name="T13_10"><text:s/></text:span><text:span text:style-name="T13_11">different</text:span><text:span text:style-name="T13_12"><text:s/></text:span><text:span text:style-name="T13_13">classes</text:span><text:span text:style-name="T13_14"><text:s/></text:span><text:span text:style-name="T13_15">to</text:span><text:span text:style-name="T13_16"><text:s/></text:span><text:span text:style-name="T13_17">have</text:span><text:span text:style-name="T13_18"><text:s/></text:span><text:span text:style-name="T13_19">different</text:span><text:span text:style-name="T13_20"><text:s/></text:span><text:span text:style-name="T13_21">types</text:span><text:span text:style-name="T13_22"><text:s/></text:span><text:span text:style-name="T13_23">of</text:span><text:span text:style-name="T13_24"><text:s/></text:span><text:span text:style-name="T13_25">attacks</text:span><text:span text:style-name="T13_26">.</text:span></text:p>
        </text:list-item>
        <text:list-item>
          <text:p text:style-name="P14"><text:span text:style-name="T14_1">As</text:span><text:span text:style-name="T14_2"><text:s/></text:span><text:span text:style-name="T14_3">a</text:span><text:span text:style-name="T14_4"><text:s/></text:span><text:span text:style-name="T14_5">user</text:span><text:span text:style-name="T14_6">,<text:s/></text:span><text:span text:style-name="T14_7">I</text:span><text:span text:style-name="T14_8"><text:s/></text:span><text:span text:style-name="T14_9">want</text:span><text:span text:style-name="T14_10"><text:s/></text:span><text:span text:style-name="T14_11">the</text:span><text:span text:style-name="T14_12"><text:s/></text:span><text:span text:style-name="T14_13">ability</text:span><text:span text:style-name="T14_14"><text:s/></text:span><text:span text:style-name="T14_15">to</text:span><text:span text:style-name="T14_16"><text:s/></text:span><text:span text:style-name="T14_17">dodge</text:span><text:span text:style-name="T14_18"><text:s/></text:span><text:span text:style-name="T14_19">or</text:span><text:span text:style-name="T14_20"><text:s/></text:span><text:span text:style-name="T14_21">block</text:span><text:span text:style-name="T14_22"><text:s/></text:span><text:span text:style-name="T14_23">attacks</text:span><text:span text:style-name="T14_24">.<text:s/></text:span></text:p>
        </text:list-item>
        <text:list-item>
          <text:p text:style-name="P15"><text:span text:style-name="T15_1">As</text:span><text:span text:style-name="T15_2"><text:s/></text:span><text:span text:style-name="T15_3">a</text:span><text:span text:style-name="T15_4"><text:s/></text:span><text:span text:style-name="T15_5">user</text:span><text:span text:style-name="T15_6">,<text:s/></text:span><text:span text:style-name="T15_7">I</text:span><text:span text:style-name="T15_8"><text:s/></text:span><text:span text:style-name="T15_9">would</text:span><text:span text:style-name="T15_10"><text:s/></text:span><text:span text:style-name="T15_11">like</text:span><text:span text:style-name="T15_12"><text:s/></text:span><text:span text:style-name="T15_13">the</text:span><text:span text:style-name="T15_14"><text:s/></text:span><text:span text:style-name="T15_15">ability</text:span><text:span text:style-name="T15_16"><text:s/></text:span><text:span text:style-name="T15_17">to</text:span><text:span text:style-name="T15_18"><text:s/></text:span><text:span text:style-name="T15_19">get</text:span><text:span text:style-name="T15_20"><text:s/></text:span><text:span text:style-name="T15_21">temporary</text:span><text:span text:style-name="T15_22"><text:s/></text:span><text:span text:style-name="T15_23">boosts</text:span><text:span text:style-name="T15_24"><text:s/></text:span><text:span text:style-name="T15_25">or</text:span><text:span text:style-name="T15_26"><text:s/></text:span><text:span text:style-name="T15_27">buffs</text:span><text:span text:style-name="T15_28"><text:s/></text:span><text:span text:style-name="T15_29">to</text:span><text:span text:style-name="T15_30"><text:s/></text:span><text:span text:style-name="T15_31">my</text:span><text:span text:style-name="T15_32"><text:s/></text:span><text:span text:style-name="T15_33">character</text:span><text:span text:style-name="T15_34">.<text:s/></text:span></text:p>
          <text:list>
            <text:list-item>
              <text:p text:style-name="P16"><text:span text:style-name="T16_1">As</text:span><text:span text:style-name="T16_2"><text:s/></text:span><text:span text:style-name="T16_3">a</text:span><text:span text:style-name="T16_4"><text:s/></text:span><text:span text:style-name="T16_5">user</text:span><text:span text:style-name="T16_6">,<text:s/></text:span><text:span text:style-name="T16_7">I</text:span><text:span text:style-name="T16_8"><text:s/></text:span><text:span text:style-name="T16_9">want</text:span><text:span text:style-name="T16_10"><text:s/></text:span><text:span text:style-name="T16_11">different</text:span><text:span text:style-name="T16_12"><text:s/></text:span><text:span text:style-name="T16_13">classes</text:span><text:span text:style-name="T16_14"><text:s/></text:span><text:span text:style-name="T16_15">to</text:span><text:span text:style-name="T16_16"><text:s/></text:span><text:span text:style-name="T16_17">be</text:span><text:span text:style-name="T16_18"><text:s/></text:span><text:span text:style-name="T16_19">able</text:span><text:span text:style-name="T16_20"><text:s/></text:span><text:span text:style-name="T16_21">to</text:span><text:span text:style-name="T16_22"><text:s/></text:span><text:span text:style-name="T16_23">add</text:span><text:span text:style-name="T16_24"><text:s/></text:span><text:span text:style-name="T16_25">a</text:span><text:span text:style-name="T16_26"><text:s/></text:span><text:span text:style-name="T16_27">buff</text:span><text:span text:style-name="T16_28"><text:s/></text:span><text:span text:style-name="T16_29">to</text:span><text:span text:style-name="T16_30"><text:s/></text:span><text:span text:style-name="T16_31">my</text:span><text:span text:style-name="T16_32"><text:s/></text:span><text:span text:style-name="T16_33">sword</text:span><text:span text:style-name="T16_34">.<text:s/></text:span></text:p>
            </text:list-item>
            <text:list-item>
              <text:p text:style-name="P17"><text:span text:style-name="T17_1">As</text:span><text:span text:style-name="T17_2"><text:s/></text:span><text:span text:style-name="T17_3">a</text:span><text:span text:style-name="T17_4"><text:s/></text:span><text:span text:style-name="T17_5">user</text:span><text:span text:style-name="T17_6">,<text:s/></text:span><text:span text:style-name="T17_7">I</text:span><text:span text:style-name="T17_8"><text:s/></text:span><text:span text:style-name="T17_9">want</text:span><text:span text:style-name="T17_10"><text:s/></text:span><text:span text:style-name="T17_11">a</text:span><text:span text:style-name="T17_12"><text:s/></text:span><text:span text:style-name="T17_13">possess</text:span><text:span text:style-name="T17_14">-</text:span><text:span text:style-name="T17_15">o</text:span><text:span text:style-name="T17_16">-</text:span><text:span text:style-name="T17_17">meter</text:span><text:span text:style-name="T17_18"><text:s/></text:span><text:span text:style-name="T17_19">so</text:span><text:span text:style-name="T17_20"><text:s/></text:span><text:span text:style-name="T17_21">that</text:span><text:span text:style-name="T17_22"><text:s/></text:span><text:span text:style-name="T17_23">I</text:span><text:span text:style-name="T17_24"><text:s/></text:span><text:span text:style-name="T17_25">get</text:span><text:span text:style-name="T17_26"><text:s/></text:span><text:span text:style-name="T17_27">buffs</text:span><text:span text:style-name="T17_28"><text:s/></text:span><text:span text:style-name="T17_29">when</text:span><text:span text:style-name="T17_30"><text:s/></text:span><text:span text:style-name="T17_31">I</text:span><text:span text:style-name="T17_32"><text:s/></text:span><text:span text:style-name="T17_33">possess</text:span><text:span text:style-name="T17_34"><text:s/></text:span><text:span text:style-name="T17_35">people</text:span><text:span text:style-name="T17_36">.<text:s/></text:span></text:p>
            </text:list-item>
            <text:list-item>
              <text:p text:style-name="P18"><text:span text:style-name="T18_1">As</text:span><text:span text:style-name="T18_2"><text:s/></text:span><text:span text:style-name="T18_3">a</text:span><text:span text:style-name="T18_4"><text:s/></text:span><text:span text:style-name="T18_5">user</text:span><text:span text:style-name="T18_6">,<text:s/></text:span><text:span text:style-name="T18_7">I</text:span><text:span text:style-name="T18_8"><text:s/></text:span><text:span text:style-name="T18_9">would</text:span><text:span text:style-name="T18_10"><text:s/></text:span><text:span text:style-name="T18_11">like</text:span><text:span text:style-name="T18_12"><text:s/></text:span><text:span text:style-name="T18_13">enemies</text:span><text:span text:style-name="T18_14"><text:s/></text:span><text:span text:style-name="T18_15">to</text:span><text:span text:style-name="T18_16"><text:s/></text:span><text:span text:style-name="T18_17">have</text:span><text:span text:style-name="T18_18"><text:s/></text:span><text:span text:style-name="T18_19">the</text:span><text:span text:style-name="T18_20"><text:s/></text:span><text:span text:style-name="T18_21">ability</text:span><text:span text:style-name="T18_22"><text:s/></text:span><text:span text:style-name="T18_23">to</text:span><text:span text:style-name="T18_24"><text:s/></text:span><text:span text:style-name="T18_25">give</text:span><text:span text:style-name="T18_26"><text:s/></text:span><text:span text:style-name="T18_27">me</text:span><text:span text:style-name="T18_28"><text:s/></text:span><text:span text:style-name="T18_29">temporary</text:span><text:span text:style-name="T18_30"><text:s/></text:span><text:span text:style-name="T18_31">debuffs</text:span><text:span text:style-name="T18_32">.</text:span></text:p>
            </text:list-item>
          </text:list>
        </text:list-item>
        <text:list-item>
          <text:p text:style-name="P19"><text:span text:style-name="T19_1">As</text:span><text:span text:style-name="T19_2"><text:s/></text:span><text:span text:style-name="T19_3">a</text:span><text:span text:style-name="T19_4"><text:s/></text:span><text:span text:style-name="T19_5">user</text:span><text:span text:style-name="T19_6">,<text:s/></text:span><text:span text:style-name="T19_7">I</text:span><text:span text:style-name="T19_8"><text:s/></text:span><text:span text:style-name="T19_9">want</text:span><text:span text:style-name="T19_10"><text:s/></text:span><text:span text:style-name="T19_11">an</text:span><text:span text:style-name="T19_12"><text:s/></text:span><text:span text:style-name="T19_13">amazingly</text:span><text:span text:style-name="T19_14"><text:s/></text:span><text:span text:style-name="T19_15">awesome</text:span><text:span text:style-name="T19_16"><text:s/></text:span><text:span text:style-name="T19_17">and</text:span><text:span text:style-name="T19_18"><text:s/></text:span><text:span text:style-name="T19_19">funny</text:span><text:span text:style-name="T19_20"><text:s/></text:span><text:span text:style-name="T19_21">story</text:span><text:span text:style-name="T19_22">.</text:span></text:p>
        </text:list-item>
        <text:list-item>
          <text:p text:style-name="P20"><text:span text:style-name="T20_1">As</text:span><text:span text:style-name="T20_2"><text:s/></text:span><text:span text:style-name="T20_3">a</text:span><text:span text:style-name="T20_4"><text:s/></text:span><text:span text:style-name="T20_5">user</text:span><text:span text:style-name="T20_6">,<text:s/></text:span><text:span text:style-name="T20_7">I</text:span><text:span text:style-name="T20_8"><text:s/></text:span><text:span text:style-name="T20_9">want</text:span><text:span text:style-name="T20_10"><text:s/></text:span><text:span text:style-name="T20_11">to</text:span><text:span text:style-name="T20_12"><text:s/></text:span><text:span text:style-name="T20_13">be</text:span><text:span text:style-name="T20_14"><text:s/></text:span><text:span text:style-name="T20_15">able</text:span><text:span text:style-name="T20_16"><text:s/></text:span><text:span text:style-name="T20_17">to</text:span><text:span text:style-name="T20_18"><text:s/></text:span><text:span text:style-name="T20_19">save</text:span><text:span text:style-name="T20_20"><text:s/></text:span><text:span text:style-name="T20_21">and</text:span><text:span text:style-name="T20_22"><text:s/></text:span><text:span text:style-name="T20_23">load</text:span><text:span text:style-name="T20_24"><text:s/></text:span><text:span text:style-name="T20_25">the</text:span><text:span text:style-name="T20_26"><text:s/></text:span><text:span text:style-name="T20_27">game</text:span><text:span text:style-name="T20_28">.</text:span></text:p>
        </text:list-item>
        <text:list-item>
          <text:p text:style-name="P21"><text:span text:style-name="T21_1">As</text:span><text:span text:style-name="T21_2"><text:s/></text:span><text:span text:style-name="T21_3">a</text:span><text:span text:style-name="T21_4"><text:s/></text:span><text:span text:style-name="T21_5">user</text:span><text:span text:style-name="T21_6">,<text:s/></text:span><text:span text:style-name="T21_7">I</text:span><text:span text:style-name="T21_8"><text:s/></text:span><text:span text:style-name="T21_9">would</text:span><text:span text:style-name="T21_10"><text:s/></text:span><text:span text:style-name="T21_11">like</text:span><text:span text:style-name="T21_12"><text:s/></text:span><text:span text:style-name="T21_13">to</text:span><text:span text:style-name="T21_14"><text:s/></text:span><text:span text:style-name="T21_15">be</text:span><text:span text:style-name="T21_16"><text:s/></text:span><text:span text:style-name="T21_17">able</text:span><text:span text:style-name="T21_18"><text:s/></text:span><text:span text:style-name="T21_19">to</text:span><text:span text:style-name="T21_20"><text:s/></text:span><text:span text:style-name="T21_21">strategically</text:span><text:span text:style-name="T21_22"><text:s/></text:span><text:span text:style-name="T21_23">kill</text:span><text:span text:style-name="T21_24"><text:s/></text:span><text:span text:style-name="T21_25">the</text:span><text:span text:style-name="T21_26"><text:s/></text:span><text:span text:style-name="T21_27">player</text:span><text:span text:style-name="T21_28"><text:s/></text:span><text:span text:style-name="T21_29">holding</text:span><text:span text:style-name="T21_30"><text:s/></text:span><text:span text:style-name="T21_31">me</text:span><text:span text:style-name="T21_32">.</text:span></text:p>
        </text:list-item>
        <text:list-item>
          <text:p text:style-name="P22"><text:span text:style-name="T22_1">As</text:span><text:span text:style-name="T22_2"><text:s/></text:span><text:span text:style-name="T22_3">a</text:span><text:span text:style-name="T22_4"><text:s/></text:span><text:span text:style-name="T22_5">user</text:span><text:span text:style-name="T22_6">,<text:s/></text:span><text:span text:style-name="T22_7">I</text:span><text:span text:style-name="T22_8"><text:s/></text:span><text:span text:style-name="T22_9">would</text:span><text:span text:style-name="T22_10"><text:s/></text:span><text:span text:style-name="T22_11">like</text:span><text:span text:style-name="T22_12"><text:s/></text:span><text:span text:style-name="T22_13">to</text:span><text:span text:style-name="T22_14"><text:s/></text:span><text:span text:style-name="T22_15">be</text:span><text:span text:style-name="T22_16"><text:s/></text:span><text:span text:style-name="T22_17">able</text:span><text:span text:style-name="T22_18"><text:s/></text:span><text:span text:style-name="T22_19">to</text:span><text:span text:style-name="T22_20"><text:s/></text:span><text:span text:style-name="T22_21">level</text:span><text:span text:style-name="T22_22"><text:s/></text:span><text:span text:style-name="T22_23">up</text:span><text:span text:style-name="T22_24"><text:s/></text:span><text:span text:style-name="T22_25">my</text:span><text:span text:style-name="T22_26"><text:s/></text:span><text:span text:style-name="T22_27">character</text:span><text:span text:style-name="T22_28"><text:s/>(</text:span><text:span text:style-name="T22_29">the</text:span><text:span text:style-name="T22_30"><text:s/></text:span><text:span text:style-name="T22_31">sword</text:span><text:span text:style-name="T22_32">).</text:span></text:p>
        </text:list-item>
        <text:list-item>
          <text:p text:style-name="P23"><text:span text:style-name="T23_1">As</text:span><text:span text:style-name="T23_2"><text:s/></text:span><text:span text:style-name="T23_3">a</text:span><text:span text:style-name="T23_4"><text:s/></text:span><text:span text:style-name="T23_5">user</text:span><text:span text:style-name="T23_6">,<text:s/></text:span><text:span text:style-name="T23_7">I</text:span><text:span text:style-name="T23_8"><text:s/></text:span><text:span text:style-name="T23_9">want</text:span><text:span text:style-name="T23_10"><text:s/></text:span><text:span text:style-name="T23_11">a</text:span><text:span text:style-name="T23_12"><text:s/></text:span><text:span text:style-name="T23_13">shop</text:span><text:span text:style-name="T23_14">.<text:s/></text:span></text:p>
        </text:list-item>
        <text:list-item>
          <text:p text:style-name="P24"><text:span text:style-name="T24_1">As</text:span><text:span text:style-name="T24_2"><text:s/></text:span><text:span text:style-name="T24_3">a</text:span><text:span text:style-name="T24_4"><text:s/></text:span><text:span text:style-name="T24_5">user</text:span><text:span text:style-name="T24_6">,<text:s/></text:span><text:span text:style-name="T24_7">I</text:span><text:span text:style-name="T24_8"><text:s/></text:span><text:span text:style-name="T24_9">would</text:span><text:span text:style-name="T24_10"><text:s/></text:span><text:span text:style-name="T24_11">like</text:span><text:span text:style-name="T24_12"><text:s/></text:span><text:span text:style-name="T24_13">multiple</text:span><text:span text:style-name="T24_14"><text:s/></text:span><text:span text:style-name="T24_15">endings</text:span><text:span text:style-name="T24_16">.<text:s/></text:span></text:p>
        </text:list-item>
        <text:list-item>
          <text:p text:style-name="P25"><text:span text:style-name="T25_1">As</text:span><text:span text:style-name="T25_2"><text:s/></text:span><text:span text:style-name="T25_3">a</text:span><text:span text:style-name="T25_4"><text:s/></text:span><text:span text:style-name="T25_5">user</text:span><text:span text:style-name="T25_6">,<text:s/></text:span><text:span text:style-name="T25_7">I</text:span><text:span text:style-name="T25_8"><text:s/></text:span><text:span text:style-name="T25_9">would</text:span><text:span text:style-name="T25_10"><text:s/></text:span><text:span text:style-name="T25_11">like</text:span><text:span text:style-name="T25_12"><text:s/></text:span><text:span text:style-name="T25_13">the</text:span><text:span text:style-name="T25_14"><text:s/></text:span><text:span text:style-name="T25_15">gameplay</text:span><text:span text:style-name="T25_16"><text:s/></text:span><text:span text:style-name="T25_17">to</text:span><text:span text:style-name="T25_18"><text:s/></text:span><text:span text:style-name="T25_19">get</text:span><text:span text:style-name="T25_20"><text:s/></text:span><text:span text:style-name="T25_21">more</text:span><text:span text:style-name="T25_22"><text:s/></text:span><text:span text:style-name="T25_23">difficult</text:span><text:span text:style-name="T25_24"><text:s/></text:span><text:span text:style-name="T25_25">as</text:span><text:span text:style-name="T25_26"><text:s/></text:span><text:span text:style-name="T25_27">it</text:span><text:span text:style-name="T25_28"><text:s/></text:span><text:span text:style-name="T25_29">goes</text:span><text:span text:style-name="T25_30"><text:s/></text:span><text:span text:style-name="T25_31">on</text:span><text:span text:style-name="T25_32">.<text:s/></text:span></text:p>
        </text:list-item>
        <text:list-item>
          <text:p text:style-name="P26"><text:span text:style-name="T26_1">As</text:span><text:span text:style-name="T26_2"><text:s/></text:span><text:span text:style-name="T26_3">a</text:span><text:span text:style-name="T26_4"><text:s/></text:span><text:span text:style-name="T26_5">developer</text:span><text:span text:style-name="T26_6">,<text:s/></text:span><text:span text:style-name="T26_7">I</text:span><text:span text:style-name="T26_8"><text:s/></text:span><text:span text:style-name="T26_9">would</text:span><text:span text:style-name="T26_10"><text:s/></text:span><text:span text:style-name="T26_11">like</text:span><text:span text:style-name="T26_12"><text:s/></text:span><text:span text:style-name="T26_13">to</text:span><text:span text:style-name="T26_14"><text:s/></text:span><text:span text:style-name="T26_15">have</text:span><text:span text:style-name="T26_16"><text:s/></text:span><text:span text:style-name="T26_17">the</text:span><text:span text:style-name="T26_18"><text:s/></text:span><text:span text:style-name="T26_19">players</text:span><text:span text:style-name="T26_20">’<text:s/></text:span><text:span text:style-name="T26_21">choices</text:span><text:span text:style-name="T26_22"><text:s/></text:span><text:span text:style-name="T26_23">have</text:span><text:span text:style-name="T26_24"><text:s/></text:span><text:span text:style-name="T26_25">consequences</text:span><text:span text:style-name="T26_26"><text:s/></text:span><text:span text:style-name="T26_27">throughout</text:span><text:span text:style-name="T26_28"><text:s/></text:span><text:span text:style-name="T26_29">the</text:span><text:span text:style-name="T26_30"><text:s/></text:span><text:span text:style-name="T26_31">game</text:span><text:span text:style-name="T26_32">.</text:span></text:p>
        </text:list-item>
        <text:list-item>
          <text:p text:style-name="P27"><text:span text:style-name="T27_1">As</text:span><text:span text:style-name="T27_2"><text:s/></text:span><text:span text:style-name="T27_3">a</text:span><text:span text:style-name="T27_4"><text:s/></text:span><text:span text:style-name="T27_5">user</text:span><text:span text:style-name="T27_6">,<text:s/></text:span><text:span text:style-name="T27_7">I</text:span><text:span text:style-name="T27_8"><text:s/></text:span><text:span text:style-name="T27_9">would</text:span><text:span text:style-name="T27_10"><text:s/></text:span><text:span text:style-name="T27_11">like</text:span><text:span text:style-name="T27_12"><text:s/></text:span><text:span text:style-name="T27_13">to</text:span><text:span text:style-name="T27_14"><text:s/></text:span><text:span text:style-name="T27_15">be</text:span><text:span text:style-name="T27_16"><text:s/></text:span><text:span text:style-name="T27_17">able</text:span><text:span text:style-name="T27_18"><text:s/></text:span><text:span text:style-name="T27_19">to</text:span><text:span text:style-name="T27_20"><text:s/></text:span><text:span text:style-name="T27_21">possess</text:span><text:span text:style-name="T27_22"><text:s/></text:span><text:span text:style-name="T27_23">enemies</text:span><text:span text:style-name="T27_24"><text:s/></text:span><text:span text:style-name="T27_25">as</text:span><text:span text:style-name="T27_26"><text:s/></text:span><text:span text:style-name="T27_27">well</text:span><text:span text:style-name="T27_28"><text:s/></text:span><text:span text:style-name="T27_29">as</text:span><text:span text:style-name="T27_30"><text:s/></text:span><text:span text:style-name="T27_31">allies</text:span><text:span text:style-name="T27_32">.</text:span></text:p>
        </text:list-item>
      </text:list>
      <text:p text:style-name="P28"><text:span text:style-name="T28_1">Non</text:span><text:span text:style-name="T28_2">-</text:span><text:span text:style-name="T28_3">Functional</text:span><text:span text:style-name="T28_4">:</text:span></text:p>
      <text:list text:style-name="LS3" xml:id="list21">
        <text:list-item>
          <text:p text:style-name="P29"><text:span text:style-name="T29_1">As</text:span><text:span text:style-name="T29_2"><text:s/></text:span><text:span text:style-name="T29_3">a</text:span><text:span text:style-name="T29_4"><text:s/></text:span><text:span text:style-name="T29_5">user</text:span><text:span text:style-name="T29_6">,<text:s/></text:span><text:span text:style-name="T29_7">I</text:span><text:span text:style-name="T29_8"><text:s/></text:span><text:span text:style-name="T29_9">want</text:span><text:span text:style-name="T29_10"><text:s/></text:span><text:span text:style-name="T29_11">to</text:span><text:span text:style-name="T29_12"><text:s/></text:span><text:span text:style-name="T29_13">be</text:span><text:span text:style-name="T29_14"><text:s/></text:span><text:span text:style-name="T29_15">able</text:span><text:span text:style-name="T29_16"><text:s/></text:span><text:span text:style-name="T29_17">to</text:span><text:span text:style-name="T29_18"><text:s/></text:span><text:span text:style-name="T29_19">load</text:span><text:span text:style-name="T29_20"><text:s/></text:span><text:span text:style-name="T29_21">the</text:span><text:span text:style-name="T29_22"><text:s/></text:span><text:span text:style-name="T29_23">game</text:span><text:span text:style-name="T29_24"><text:s/></text:span><text:span text:style-name="T29_25">as</text:span><text:span text:style-name="T29_26"><text:s/></text:span><text:span text:style-name="T29_27">quickly</text:span><text:span text:style-name="T29_28"><text:s/></text:span><text:span text:style-name="T29_29">as</text:span><text:span text:style-name="T29_30"><text:s/></text:span><text:span text:style-name="T29_31">possible</text:span><text:span text:style-name="T29_32">.</text:span></text:p>
        </text:list-item>
        <text:list-item>
          <text:p text:style-name="P30"><text:span text:style-name="T30_1">As</text:span><text:span text:style-name="T30_2"><text:s/></text:span><text:span text:style-name="T30_3">a</text:span><text:span text:style-name="T30_4"><text:s/></text:span><text:span text:style-name="T30_5">developer</text:span><text:span text:style-name="T30_6">,<text:s/></text:span><text:span text:style-name="T30_7">I</text:span><text:span text:style-name="T30_8"><text:s/></text:span><text:span text:style-name="T30_9">want</text:span><text:span text:style-name="T30_10"><text:s/></text:span><text:span text:style-name="T30_11">saves</text:span><text:span text:style-name="T30_12"><text:s/></text:span><text:span text:style-name="T30_13">to</text:span><text:span text:style-name="T30_14"><text:s/></text:span><text:span text:style-name="T30_15">be</text:span><text:span text:style-name="T30_16"><text:s/></text:span><text:span text:style-name="T30_17">efficiently</text:span><text:span text:style-name="T30_18"><text:s/></text:span><text:span text:style-name="T30_19">stored</text:span><text:span text:style-name="T30_20">.</text:span></text:p>
        </text:list-item>
        <text:list-item>
          <text:p text:style-name="P31"><text:span text:style-name="T31_1">As</text:span><text:span text:style-name="T31_2"><text:s/></text:span><text:span text:style-name="T31_3">a</text:span><text:span text:style-name="T31_4"><text:s/></text:span><text:span text:style-name="T31_5">developer</text:span><text:span text:style-name="T31_6">,<text:s/></text:span><text:span text:style-name="T31_7">I</text:span><text:span text:style-name="T31_8"><text:s/></text:span><text:span text:style-name="T31_9">want</text:span><text:span text:style-name="T31_10"><text:s/></text:span><text:span text:style-name="T31_11">to</text:span><text:span text:style-name="T31_12"><text:s/></text:span><text:span text:style-name="T31_13">make</text:span><text:span text:style-name="T31_14"><text:s/></text:span><text:span text:style-name="T31_15">this</text:span><text:span text:style-name="T31_16"><text:s/></text:span><text:span text:style-name="T31_17">game</text:span><text:span text:style-name="T31_18"><text:s/></text:span><text:span text:style-name="T31_19">easy</text:span><text:span text:style-name="T31_20"><text:s/></text:span><text:span text:style-name="T31_21">and</text:span><text:span text:style-name="T31_22"><text:s/></text:span><text:span text:style-name="T31_23">fun</text:span><text:span text:style-name="T31_24"><text:s/></text:span><text:span text:style-name="T31_25">to</text:span><text:span text:style-name="T31_26"><text:s/></text:span><text:span text:style-name="T31_27">play</text:span><text:span text:style-name="T31_28">.</text:span></text:p>
        </text:list-item>
        <text:list-item>
          <text:p text:style-name="P32"><text:span text:style-name="T32_1">As</text:span><text:span text:style-name="T32_2"><text:s/></text:span><text:span text:style-name="T32_3">a</text:span><text:span text:style-name="T32_4"><text:s/></text:span><text:span text:style-name="T32_5">user</text:span><text:span text:style-name="T32_6">,<text:s/></text:span><text:span text:style-name="T32_7">I</text:span><text:span text:style-name="T32_8"><text:s/></text:span><text:span text:style-name="T32_9">want</text:span><text:span text:style-name="T32_10"><text:s/></text:span><text:span text:style-name="T32_11">keyboard</text:span><text:span text:style-name="T32_12"><text:s/></text:span><text:span text:style-name="T32_13">and</text:span><text:span text:style-name="T32_14"><text:s/></text:span><text:span text:style-name="T32_15">mouse</text:span><text:span text:style-name="T32_16"><text:s/></text:span><text:span text:style-name="T32_17">controls</text:span></text:p>
        </text:list-item>
        <text:list-item>
          <text:p text:style-name="P33"><text:span text:style-name="T33_1">As</text:span><text:span text:style-name="T33_2"><text:s/></text:span><text:span text:style-name="T33_3">a</text:span><text:span text:style-name="T33_4"><text:s/></text:span><text:span text:style-name="T33_5">user</text:span><text:span text:style-name="T33_6">,<text:s/></text:span><text:span text:style-name="T33_7">I</text:span><text:span text:style-name="T33_8"><text:s/></text:span><text:span text:style-name="T33_9">would</text:span><text:span text:style-name="T33_10"><text:s/></text:span><text:span text:style-name="T33_11">like</text:span><text:span text:style-name="T33_12"><text:s/></text:span><text:span text:style-name="T33_13">controller</text:span><text:span text:style-name="T33_14"><text:s/></text:span><text:span text:style-name="T33_15">controls</text:span><text:span text:style-name="T33_16">.</text:span></text:p>
        </text:list-item>
        <text:list-item>
          <text:p text:style-name="P34"><text:span text:style-name="T34_1">As</text:span><text:span text:style-name="T34_2"><text:s/></text:span><text:span text:style-name="T34_3">a</text:span><text:span text:style-name="T34_4"><text:s/></text:span><text:span text:style-name="T34_5">developer</text:span><text:span text:style-name="T34_6">,<text:s/></text:span><text:span text:style-name="T34_7">I</text:span><text:span text:style-name="T34_8"><text:s/></text:span><text:span text:style-name="T34_9">want</text:span><text:span text:style-name="T34_10"><text:s/></text:span><text:span text:style-name="T34_11">to</text:span><text:span text:style-name="T34_12"><text:s/></text:span><text:span text:style-name="T34_13">deploy</text:span><text:span text:style-name="T34_14"><text:s/></text:span><text:span text:style-name="T34_15">this</text:span><text:span text:style-name="T34_16"><text:s/></text:span><text:span text:style-name="T34_17">game</text:span><text:span text:style-name="T34_18"><text:s/></text:span><text:span text:style-name="T34_19">on</text:span><text:span text:style-name="T34_20"><text:s/></text:span><text:span text:style-name="T34_21">PC</text:span><text:span text:style-name="T34_22">.</text:span></text:p>
        </text:list-item>
        <text:list-item>
          <text:p text:style-name="P35"><text:span text:style-name="T35_1">As</text:span><text:span text:style-name="T35_2"><text:s/></text:span><text:span text:style-name="T35_3">a</text:span><text:span text:style-name="T35_4"><text:s/></text:span><text:span text:style-name="T35_5">developer</text:span><text:span text:style-name="T35_6">,<text:s/></text:span><text:span text:style-name="T35_7">I</text:span><text:span text:style-name="T35_8"><text:s/></text:span><text:span text:style-name="T35_9">would</text:span><text:span text:style-name="T35_10"><text:s/></text:span><text:span text:style-name="T35_11">like</text:span><text:span text:style-name="T35_12"><text:s/></text:span><text:span text:style-name="T35_13">the</text:span><text:span text:style-name="T35_14"><text:s/></text:span><text:span text:style-name="T35_15">ability</text:span><text:span text:style-name="T35_16"><text:s/></text:span><text:span text:style-name="T35_17">to</text:span><text:span text:style-name="T35_18"><text:s/></text:span><text:span text:style-name="T35_19">add</text:span><text:span text:style-name="T35_20"><text:s/></text:span><text:span text:style-name="T35_21">features</text:span><text:span text:style-name="T35_22"><text:s/></text:span><text:span text:style-name="T35_23">and</text:span><text:span text:style-name="T35_24"><text:s/></text:span><text:span text:style-name="T35_25">content</text:span><text:span text:style-name="T35_26"><text:s/></text:span><text:span text:style-name="T35_27">to</text:span><text:span text:style-name="T35_28"><text:s/></text:span><text:span text:style-name="T35_29">the</text:span><text:span text:style-name="T35_30"><text:s/></text:span><text:span text:style-name="T35_31">game</text:span><text:span text:style-name="T35_32"><text:s/></text:span><text:span text:style-name="T35_33">easily</text:span><text:span text:style-name="T35_34">.</text:span></text:p>
        </text:list-item>
        <text:list-item>
          <text:p text:style-name="P36"><text:span text:style-name="T36_1">As</text:span><text:span text:style-name="T36_2"><text:s/></text:span><text:span text:style-name="T36_3">a</text:span><text:span text:style-name="T36_4"><text:s/></text:span><text:span text:style-name="T36_5">developer</text:span><text:span text:style-name="T36_6">,<text:s/></text:span><text:span text:style-name="T36_7">I</text:span><text:span text:style-name="T36_8"><text:s/></text:span><text:span text:style-name="T36_9">want</text:span><text:span text:style-name="T36_10"><text:s/></text:span><text:span text:style-name="T36_11">to</text:span><text:span text:style-name="T36_12"><text:s/></text:span><text:span text:style-name="T36_13">enable</text:span><text:span text:style-name="T36_14"><text:s/></text:span><text:span text:style-name="T36_15">console</text:span><text:span text:style-name="T36_16"><text:s/></text:span><text:span text:style-name="T36_17">command</text:span><text:span text:style-name="T36_18"><text:s/></text:span><text:span text:style-name="T36_19">to</text:span><text:span text:style-name="T36_20"><text:s/></text:span><text:span text:style-name="T36_21">test</text:span><text:span text:style-name="T36_22"><text:s/></text:span><text:span text:style-name="T36_23">my</text:span><text:span text:style-name="T36_24"><text:s/></text:span><text:span text:style-name="T36_25">game</text:span><text:span text:style-name="T36_26">.</text:span></text:p>
        </text:list-item>
        <text:list-item>
          <text:p text:style-name="P37"><text:span text:style-name="T37_1">As</text:span><text:span text:style-name="T37_2"><text:s/></text:span><text:span text:style-name="T37_3">a</text:span><text:span text:style-name="T37_4"><text:s/></text:span><text:span text:style-name="T37_5">developer</text:span><text:span text:style-name="T37_6">,<text:s/></text:span><text:span text:style-name="T37_7">I</text:span><text:span text:style-name="T37_8"><text:s/></text:span><text:span text:style-name="T37_9">would</text:span><text:span text:style-name="T37_10"><text:s/></text:span><text:span text:style-name="T37_11">like</text:span><text:span text:style-name="T37_12"><text:s/></text:span><text:span text:style-name="T37_13">to</text:span><text:span text:style-name="T37_14"><text:s/></text:span><text:span text:style-name="T37_15">be</text:span><text:span text:style-name="T37_16"><text:s/></text:span><text:span text:style-name="T37_17">able</text:span><text:span text:style-name="T37_18"><text:s/></text:span><text:span text:style-name="T37_19">to</text:span><text:span text:style-name="T37_20"><text:s/></text:span><text:span text:style-name="T37_21">generate</text:span><text:span text:style-name="T37_22"><text:s/></text:span><text:span text:style-name="T37_23">the</text:span><text:span text:style-name="T37_24"><text:s/></text:span><text:span text:style-name="T37_25">NPCs</text:span><text:span text:style-name="T37_26">/</text:span><text:span text:style-name="T37_27">possession</text:span><text:span text:style-name="T37_28"><text:s/></text:span><text:span text:style-name="T37_29">victims</text:span><text:span text:style-name="T37_30"><text:s/></text:span><text:span text:style-name="T37_31">stats</text:span><text:span text:style-name="T37_32"><text:s/></text:span><text:span text:style-name="T37_33">via</text:span><text:span text:style-name="T37_34"><text:s/></text:span><text:span text:style-name="T37_35">a</text:span><text:span text:style-name="T37_36"><text:s/></text:span><text:span text:style-name="T37_37">class</text:span><text:span text:style-name="T37_38">-</text:span><text:span text:style-name="T37_39">specific</text:span><text:span text:style-name="T37_40"><text:s/></text:span><text:span text:style-name="T37_41">function</text:span><text:span text:style-name="T37_42">/</text:span><text:span text:style-name="T37_43">class</text:span><text:span text:style-name="T37_44">.</text:span></text:p>
        </text:list-item>
      </text:list>
      <text:p text:style-name="P38"/>
      <text:p text:style-name="P39"><text:span text:style-name="T39_1"><text:tab/>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P4" style:family="paragraph" style:parent-style-name="Standard">
      <style:paragraph-properties fo:text-align="right"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><text:span text:style-name="T1_1">CS</text:span><text:span text:style-name="T1_2"><text:s/>30700<text:s/></text:span><text:span text:style-name="T1_3">Group</text:span><text:span text:style-name="T1_4"><text:s/>19<text:s/></text:span></text:p>
        <text:p text:style-name="P2"><text:span text:style-name="T2_1">Project</text:span><text:span text:style-name="T2_2"><text:s/></text:span><text:span text:style-name="T2_3">Name</text:span><text:span text:style-name="T2_4">:<text:s/></text:span><text:span text:style-name="T2_5">You</text:span><text:span text:style-name="T2_6"><text:s/></text:span><text:span text:style-name="T2_7">Are</text:span><text:span text:style-name="T2_8"><text:s/></text:span><text:span text:style-name="T2_9">the</text:span><text:span text:style-name="T2_10"><text:s/></text:span><text:span text:style-name="T2_11">Demon</text:span><text:span text:style-name="T2_12"><text:s/></text:span><text:span text:style-name="T2_13">Lord</text:span><text:span text:style-name="T2_14">!...’</text:span><text:span text:style-name="T2_15">s</text:span><text:span text:style-name="T2_16"><text:s/></text:span><text:span text:style-name="T2_17">Sword</text:span></text:p>
        <text:p text:style-name="P3"><text:span text:style-name="T3_1">Ian</text:span><text:span text:style-name="T3_2"><text:s/></text:span><text:span text:style-name="T3_3">Campbell</text:span><text:span text:style-name="T3_4">,<text:s/></text:span><text:span text:style-name="T3_5">Josh</text:span><text:span text:style-name="T3_6"><text:s/></text:span><text:span text:style-name="T3_7">Newlin</text:span><text:span text:style-name="T3_8">,<text:s/></text:span><text:span text:style-name="T3_9">Chris</text:span><text:span text:style-name="T3_10"><text:s/></text:span><text:span text:style-name="T3_11">Schlatter</text:span><text:span text:style-name="T3_12">,<text:s/></text:span><text:span text:style-name="T3_13">Yidi</text:span><text:span text:style-name="T3_14"><text:s/></text:span><text:span text:style-name="T3_15">Xiao</text:span>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